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]&gt;=10;[.$A$1]+[.A1]-10;[.$A$1]+[.A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]&gt;=10;[.$A$1]+[.A2]-10;[.$A$1]+[.A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]&gt;=10;[.$A$1]+[.A3]-10;[.$A$1]+[.A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]&gt;=10;[.$A$1]+[.A4]-10;[.$A$1]+[.A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]&gt;=10;[.$A$1]+[.A5]-10;[.$A$1]+[.A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]&gt;=10;[.$A$1]+[.A6]-10;[.$A$1]+[.A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]&gt;=10;[.$A$1]+[.A7]-10;[.$A$1]+[.A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]&gt;=10;[.$A$1]+[.A8]-10;[.$A$1]+[.A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]&gt;=10;[.$A$1]+[.A9]-10;[.$A$1]+[.A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]&gt;=10;[.$A$1]+[.A10]-10;[.$A$1]+[.A1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]&gt;=10;[.$A$1]+[.A11]-10;[.$A$1]+[.A1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]&gt;=10;[.$A$1]+[.A12]-10;[.$A$1]+[.A1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]&gt;=10;[.$A$1]+[.A13]-10;[.$A$1]+[.A1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4]&gt;=10;[.$A$1]+[.A14]-10;[.$A$1]+[.A1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5]&gt;=10;[.$A$1]+[.A15]-10;[.$A$1]+[.A1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]&gt;=10;[.$A$1]+[.A16]-10;[.$A$1]+[.A1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]&gt;=10;[.$A$1]+[.A17]-10;[.$A$1]+[.A1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]&gt;=10;[.$A$1]+[.A18]-10;[.$A$1]+[.A1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]&gt;=10;[.$A$1]+[.A19]-10;[.$A$1]+[.A1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0]&gt;=10;[.$A$1]+[.A20]-10;[.$A$1]+[.A2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1]&gt;=10;[.$A$1]+[.A21]-10;[.$A$1]+[.A2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2]&gt;=10;[.$A$1]+[.A22]-10;[.$A$1]+[.A2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3]&gt;=10;[.$A$1]+[.A23]-10;[.$A$1]+[.A2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4]&gt;=10;[.$A$1]+[.A24]-10;[.$A$1]+[.A2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5]&gt;=10;[.$A$1]+[.A25]-10;[.$A$1]+[.A2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6]&gt;=10;[.$A$1]+[.A26]-10;[.$A$1]+[.A2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27]&gt;=10;[.$A$1]+[.A27]-10;[.$A$1]+[.A2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8]&gt;=10;[.$A$1]+[.A28]-10;[.$A$1]+[.A2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9]&gt;=10;[.$A$1]+[.A29]-10;[.$A$1]+[.A2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30]&gt;=10;[.$A$1]+[.A30]-10;[.$A$1]+[.A3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1]&gt;=10;[.$A$1]+[.A31]-10;[.$A$1]+[.A3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2]&gt;=10;[.$A$1]+[.A32]-10;[.$A$1]+[.A3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3]&gt;=10;[.$A$1]+[.A33]-10;[.$A$1]+[.A3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4]&gt;=10;[.$A$1]+[.A34]-10;[.$A$1]+[.A3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35]&gt;=10;[.$A$1]+[.A35]-10;[.$A$1]+[.A3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36]&gt;=10;[.$A$1]+[.A36]-10;[.$A$1]+[.A3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7]&gt;=10;[.$A$1]+[.A37]-10;[.$A$1]+[.A3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8]&gt;=10;[.$A$1]+[.A38]-10;[.$A$1]+[.A3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39]&gt;=10;[.$A$1]+[.A39]-10;[.$A$1]+[.A3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0]&gt;=10;[.$A$1]+[.A40]-10;[.$A$1]+[.A4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1]&gt;=10;[.$A$1]+[.A41]-10;[.$A$1]+[.A4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2]&gt;=10;[.$A$1]+[.A42]-10;[.$A$1]+[.A4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3]&gt;=10;[.$A$1]+[.A43]-10;[.$A$1]+[.A4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4]&gt;=10;[.$A$1]+[.A44]-10;[.$A$1]+[.A4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5]&gt;=10;[.$A$1]+[.A45]-10;[.$A$1]+[.A4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6]&gt;=10;[.$A$1]+[.A46]-10;[.$A$1]+[.A4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7]&gt;=10;[.$A$1]+[.A47]-10;[.$A$1]+[.A4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48]&gt;=10;[.$A$1]+[.A48]-10;[.$A$1]+[.A4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9]&gt;=10;[.$A$1]+[.A49]-10;[.$A$1]+[.A4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0]&gt;=10;[.$A$1]+[.A50]-10;[.$A$1]+[.A5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1]&gt;=10;[.$A$1]+[.A51]-10;[.$A$1]+[.A5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2]&gt;=10;[.$A$1]+[.A52]-10;[.$A$1]+[.A5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3]&gt;=10;[.$A$1]+[.A53]-10;[.$A$1]+[.A5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4]&gt;=10;[.$A$1]+[.A54]-10;[.$A$1]+[.A5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5]&gt;=10;[.$A$1]+[.A55]-10;[.$A$1]+[.A5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6]&gt;=10;[.$A$1]+[.A56]-10;[.$A$1]+[.A5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7]&gt;=10;[.$A$1]+[.A57]-10;[.$A$1]+[.A5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8]&gt;=10;[.$A$1]+[.A58]-10;[.$A$1]+[.A5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9]&gt;=10;[.$A$1]+[.A59]-10;[.$A$1]+[.A5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60]&gt;=10;[.$A$1]+[.A60]-10;[.$A$1]+[.A6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61]&gt;=10;[.$A$1]+[.A61]-10;[.$A$1]+[.A6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2]&gt;=10;[.$A$1]+[.A62]-10;[.$A$1]+[.A6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3]&gt;=10;[.$A$1]+[.A63]-10;[.$A$1]+[.A6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4]&gt;=10;[.$A$1]+[.A64]-10;[.$A$1]+[.A6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5]&gt;=10;[.$A$1]+[.A65]-10;[.$A$1]+[.A6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6]&gt;=10;[.$A$1]+[.A66]-10;[.$A$1]+[.A6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67]&gt;=10;[.$A$1]+[.A67]-10;[.$A$1]+[.A6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68]&gt;=10;[.$A$1]+[.A68]-10;[.$A$1]+[.A6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9]&gt;=10;[.$A$1]+[.A69]-10;[.$A$1]+[.A6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0]&gt;=10;[.$A$1]+[.A70]-10;[.$A$1]+[.A7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1]&gt;=10;[.$A$1]+[.A71]-10;[.$A$1]+[.A7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2]&gt;=10;[.$A$1]+[.A72]-10;[.$A$1]+[.A7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3]&gt;=10;[.$A$1]+[.A73]-10;[.$A$1]+[.A7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4]&gt;=10;[.$A$1]+[.A74]-10;[.$A$1]+[.A7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5]&gt;=10;[.$A$1]+[.A75]-10;[.$A$1]+[.A7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6]&gt;=10;[.$A$1]+[.A76]-10;[.$A$1]+[.A7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7]&gt;=10;[.$A$1]+[.A77]-10;[.$A$1]+[.A7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8]&gt;=10;[.$A$1]+[.A78]-10;[.$A$1]+[.A7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9]&gt;=10;[.$A$1]+[.A79]-10;[.$A$1]+[.A7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0]&gt;=10;[.$A$1]+[.A80]-10;[.$A$1]+[.A8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1]&gt;=10;[.$A$1]+[.A81]-10;[.$A$1]+[.A8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82]&gt;=10;[.$A$1]+[.A82]-10;[.$A$1]+[.A8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3]&gt;=10;[.$A$1]+[.A83]-10;[.$A$1]+[.A8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4]&gt;=10;[.$A$1]+[.A84]-10;[.$A$1]+[.A8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5]&gt;=10;[.$A$1]+[.A85]-10;[.$A$1]+[.A8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86]&gt;=10;[.$A$1]+[.A86]-10;[.$A$1]+[.A8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7]&gt;=10;[.$A$1]+[.A87]-10;[.$A$1]+[.A8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88]&gt;=10;[.$A$1]+[.A88]-10;[.$A$1]+[.A8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9]&gt;=10;[.$A$1]+[.A89]-10;[.$A$1]+[.A8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0]&gt;=10;[.$A$1]+[.A90]-10;[.$A$1]+[.A9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1]&gt;=10;[.$A$1]+[.A91]-10;[.$A$1]+[.A9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2]&gt;=10;[.$A$1]+[.A92]-10;[.$A$1]+[.A9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3]&gt;=10;[.$A$1]+[.A93]-10;[.$A$1]+[.A9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4]&gt;=10;[.$A$1]+[.A94]-10;[.$A$1]+[.A9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5]&gt;=10;[.$A$1]+[.A95]-10;[.$A$1]+[.A9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6]&gt;=10;[.$A$1]+[.A96]-10;[.$A$1]+[.A9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7]&gt;=10;[.$A$1]+[.A97]-10;[.$A$1]+[.A9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8]&gt;=10;[.$A$1]+[.A98]-10;[.$A$1]+[.A9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9]&gt;=10;[.$A$1]+[.A99]-10;[.$A$1]+[.A9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0]&gt;=10;[.$A$1]+[.A100]-10;[.$A$1]+[.A10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1]&gt;=10;[.$A$1]+[.A101]-10;[.$A$1]+[.A10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2]&gt;=10;[.$A$1]+[.A102]-10;[.$A$1]+[.A10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3]&gt;=10;[.$A$1]+[.A103]-10;[.$A$1]+[.A10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4]&gt;=10;[.$A$1]+[.A104]-10;[.$A$1]+[.A10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5]&gt;=10;[.$A$1]+[.A105]-10;[.$A$1]+[.A10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6]&gt;=10;[.$A$1]+[.A106]-10;[.$A$1]+[.A10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7]&gt;=10;[.$A$1]+[.A107]-10;[.$A$1]+[.A10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8]&gt;=10;[.$A$1]+[.A108]-10;[.$A$1]+[.A10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9]&gt;=10;[.$A$1]+[.A109]-10;[.$A$1]+[.A10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0]&gt;=10;[.$A$1]+[.A110]-10;[.$A$1]+[.A11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1]&gt;=10;[.$A$1]+[.A111]-10;[.$A$1]+[.A11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2]&gt;=10;[.$A$1]+[.A112]-10;[.$A$1]+[.A11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3]&gt;=10;[.$A$1]+[.A113]-10;[.$A$1]+[.A11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4]&gt;=10;[.$A$1]+[.A114]-10;[.$A$1]+[.A11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5]&gt;=10;[.$A$1]+[.A115]-10;[.$A$1]+[.A11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6]&gt;=10;[.$A$1]+[.A116]-10;[.$A$1]+[.A11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7]&gt;=10;[.$A$1]+[.A117]-10;[.$A$1]+[.A11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8]&gt;=10;[.$A$1]+[.A118]-10;[.$A$1]+[.A11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9]&gt;=10;[.$A$1]+[.A119]-10;[.$A$1]+[.A11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0]&gt;=10;[.$A$1]+[.A120]-10;[.$A$1]+[.A12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1]&gt;=10;[.$A$1]+[.A121]-10;[.$A$1]+[.A12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2]&gt;=10;[.$A$1]+[.A122]-10;[.$A$1]+[.A12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3]&gt;=10;[.$A$1]+[.A123]-10;[.$A$1]+[.A12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4]&gt;=10;[.$A$1]+[.A124]-10;[.$A$1]+[.A12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5]&gt;=10;[.$A$1]+[.A125]-10;[.$A$1]+[.A12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6]&gt;=10;[.$A$1]+[.A126]-10;[.$A$1]+[.A12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7]&gt;=10;[.$A$1]+[.A127]-10;[.$A$1]+[.A12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8]&gt;=10;[.$A$1]+[.A128]-10;[.$A$1]+[.A12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9]&gt;=10;[.$A$1]+[.A129]-10;[.$A$1]+[.A12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0]&gt;=10;[.$A$1]+[.A130]-10;[.$A$1]+[.A13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1]&gt;=10;[.$A$1]+[.A131]-10;[.$A$1]+[.A13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2]&gt;=10;[.$A$1]+[.A132]-10;[.$A$1]+[.A13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3]&gt;=10;[.$A$1]+[.A133]-10;[.$A$1]+[.A13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4]&gt;=10;[.$A$1]+[.A134]-10;[.$A$1]+[.A13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5]&gt;=10;[.$A$1]+[.A135]-10;[.$A$1]+[.A13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6]&gt;=10;[.$A$1]+[.A136]-10;[.$A$1]+[.A13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37]&gt;=10;[.$A$1]+[.A137]-10;[.$A$1]+[.A13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8]&gt;=10;[.$A$1]+[.A138]-10;[.$A$1]+[.A13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9]&gt;=10;[.$A$1]+[.A139]-10;[.$A$1]+[.A13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0]&gt;=10;[.$A$1]+[.A140]-10;[.$A$1]+[.A14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1]&gt;=10;[.$A$1]+[.A141]-10;[.$A$1]+[.A14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2]&gt;=10;[.$A$1]+[.A142]-10;[.$A$1]+[.A14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3]&gt;=10;[.$A$1]+[.A143]-10;[.$A$1]+[.A14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4]&gt;=10;[.$A$1]+[.A144]-10;[.$A$1]+[.A14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45]&gt;=10;[.$A$1]+[.A145]-10;[.$A$1]+[.A14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6]&gt;=10;[.$A$1]+[.A146]-10;[.$A$1]+[.A14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7]&gt;=10;[.$A$1]+[.A147]-10;[.$A$1]+[.A14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8]&gt;=10;[.$A$1]+[.A148]-10;[.$A$1]+[.A14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9]&gt;=10;[.$A$1]+[.A149]-10;[.$A$1]+[.A14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50]&gt;=10;[.$A$1]+[.A150]-10;[.$A$1]+[.A15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1]&gt;=10;[.$A$1]+[.A151]-10;[.$A$1]+[.A15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2]&gt;=10;[.$A$1]+[.A152]-10;[.$A$1]+[.A15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3]&gt;=10;[.$A$1]+[.A153]-10;[.$A$1]+[.A15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4]&gt;=10;[.$A$1]+[.A154]-10;[.$A$1]+[.A15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55]&gt;=10;[.$A$1]+[.A155]-10;[.$A$1]+[.A15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6]&gt;=10;[.$A$1]+[.A156]-10;[.$A$1]+[.A15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7]&gt;=10;[.$A$1]+[.A157]-10;[.$A$1]+[.A15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8]&gt;=10;[.$A$1]+[.A158]-10;[.$A$1]+[.A15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9]&gt;=10;[.$A$1]+[.A159]-10;[.$A$1]+[.A15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0]&gt;=10;[.$A$1]+[.A160]-10;[.$A$1]+[.A16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1]&gt;=10;[.$A$1]+[.A161]-10;[.$A$1]+[.A16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2]&gt;=10;[.$A$1]+[.A162]-10;[.$A$1]+[.A16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63]&gt;=10;[.$A$1]+[.A163]-10;[.$A$1]+[.A16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64]&gt;=10;[.$A$1]+[.A164]-10;[.$A$1]+[.A16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5]&gt;=10;[.$A$1]+[.A165]-10;[.$A$1]+[.A16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6]&gt;=10;[.$A$1]+[.A166]-10;[.$A$1]+[.A16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7]&gt;=10;[.$A$1]+[.A167]-10;[.$A$1]+[.A16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8]&gt;=10;[.$A$1]+[.A168]-10;[.$A$1]+[.A16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9]&gt;=10;[.$A$1]+[.A169]-10;[.$A$1]+[.A16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0]&gt;=10;[.$A$1]+[.A170]-10;[.$A$1]+[.A17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1]&gt;=10;[.$A$1]+[.A171]-10;[.$A$1]+[.A17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2]&gt;=10;[.$A$1]+[.A172]-10;[.$A$1]+[.A17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3]&gt;=10;[.$A$1]+[.A173]-10;[.$A$1]+[.A17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4]&gt;=10;[.$A$1]+[.A174]-10;[.$A$1]+[.A17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5]&gt;=10;[.$A$1]+[.A175]-10;[.$A$1]+[.A17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6]&gt;=10;[.$A$1]+[.A176]-10;[.$A$1]+[.A17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7]&gt;=10;[.$A$1]+[.A177]-10;[.$A$1]+[.A17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8]&gt;=10;[.$A$1]+[.A178]-10;[.$A$1]+[.A17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9]&gt;=10;[.$A$1]+[.A179]-10;[.$A$1]+[.A17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0]&gt;=10;[.$A$1]+[.A180]-10;[.$A$1]+[.A18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1]&gt;=10;[.$A$1]+[.A181]-10;[.$A$1]+[.A18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2]&gt;=10;[.$A$1]+[.A182]-10;[.$A$1]+[.A18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3]&gt;=10;[.$A$1]+[.A183]-10;[.$A$1]+[.A18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84]&gt;=10;[.$A$1]+[.A184]-10;[.$A$1]+[.A18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5]&gt;=10;[.$A$1]+[.A185]-10;[.$A$1]+[.A18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6]&gt;=10;[.$A$1]+[.A186]-10;[.$A$1]+[.A18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7]&gt;=10;[.$A$1]+[.A187]-10;[.$A$1]+[.A18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8]&gt;=10;[.$A$1]+[.A188]-10;[.$A$1]+[.A18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9]&gt;=10;[.$A$1]+[.A189]-10;[.$A$1]+[.A18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90]&gt;=10;[.$A$1]+[.A190]-10;[.$A$1]+[.A19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1]&gt;=10;[.$A$1]+[.A191]-10;[.$A$1]+[.A19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92]&gt;=10;[.$A$1]+[.A192]-10;[.$A$1]+[.A19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3]&gt;=10;[.$A$1]+[.A193]-10;[.$A$1]+[.A19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4]&gt;=10;[.$A$1]+[.A194]-10;[.$A$1]+[.A19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5]&gt;=10;[.$A$1]+[.A195]-10;[.$A$1]+[.A19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6]&gt;=10;[.$A$1]+[.A196]-10;[.$A$1]+[.A19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7]&gt;=10;[.$A$1]+[.A197]-10;[.$A$1]+[.A19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8]&gt;=10;[.$A$1]+[.A198]-10;[.$A$1]+[.A19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99]&gt;=10;[.$A$1]+[.A199]-10;[.$A$1]+[.A19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00]&gt;=10;[.$A$1]+[.A200]-10;[.$A$1]+[.A20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01]&gt;=10;[.$A$1]+[.A201]-10;[.$A$1]+[.A20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02]&gt;=10;[.$A$1]+[.A202]-10;[.$A$1]+[.A20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03]&gt;=10;[.$A$1]+[.A203]-10;[.$A$1]+[.A20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04]&gt;=10;[.$A$1]+[.A204]-10;[.$A$1]+[.A20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05]&gt;=10;[.$A$1]+[.A205]-10;[.$A$1]+[.A20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06]&gt;=10;[.$A$1]+[.A206]-10;[.$A$1]+[.A20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07]&gt;=10;[.$A$1]+[.A207]-10;[.$A$1]+[.A20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208]&gt;=10;[.$A$1]+[.A208]-10;[.$A$1]+[.A20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09]&gt;=10;[.$A$1]+[.A209]-10;[.$A$1]+[.A20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10]&gt;=10;[.$A$1]+[.A210]-10;[.$A$1]+[.A21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11]&gt;=10;[.$A$1]+[.A211]-10;[.$A$1]+[.A21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12]&gt;=10;[.$A$1]+[.A212]-10;[.$A$1]+[.A21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13]&gt;=10;[.$A$1]+[.A213]-10;[.$A$1]+[.A21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14]&gt;=10;[.$A$1]+[.A214]-10;[.$A$1]+[.A21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15]&gt;=10;[.$A$1]+[.A215]-10;[.$A$1]+[.A21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216]&gt;=10;[.$A$1]+[.A216]-10;[.$A$1]+[.A21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17]&gt;=10;[.$A$1]+[.A217]-10;[.$A$1]+[.A21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18]&gt;=10;[.$A$1]+[.A218]-10;[.$A$1]+[.A21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19]&gt;=10;[.$A$1]+[.A219]-10;[.$A$1]+[.A21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20]&gt;=10;[.$A$1]+[.A220]-10;[.$A$1]+[.A22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21]&gt;=10;[.$A$1]+[.A221]-10;[.$A$1]+[.A22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22]&gt;=10;[.$A$1]+[.A222]-10;[.$A$1]+[.A22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23]&gt;=10;[.$A$1]+[.A223]-10;[.$A$1]+[.A22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24]&gt;=10;[.$A$1]+[.A224]-10;[.$A$1]+[.A22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25]&gt;=10;[.$A$1]+[.A225]-10;[.$A$1]+[.A22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26]&gt;=10;[.$A$1]+[.A226]-10;[.$A$1]+[.A22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27]&gt;=10;[.$A$1]+[.A227]-10;[.$A$1]+[.A22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28]&gt;=10;[.$A$1]+[.A228]-10;[.$A$1]+[.A22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29]&gt;=10;[.$A$1]+[.A229]-10;[.$A$1]+[.A22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30]&gt;=10;[.$A$1]+[.A230]-10;[.$A$1]+[.A23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31]&gt;=10;[.$A$1]+[.A231]-10;[.$A$1]+[.A23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32]&gt;=10;[.$A$1]+[.A232]-10;[.$A$1]+[.A23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33]&gt;=10;[.$A$1]+[.A233]-10;[.$A$1]+[.A23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34]&gt;=10;[.$A$1]+[.A234]-10;[.$A$1]+[.A23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35]&gt;=10;[.$A$1]+[.A235]-10;[.$A$1]+[.A23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36]&gt;=10;[.$A$1]+[.A236]-10;[.$A$1]+[.A23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37]&gt;=10;[.$A$1]+[.A237]-10;[.$A$1]+[.A23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38]&gt;=10;[.$A$1]+[.A238]-10;[.$A$1]+[.A23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39]&gt;=10;[.$A$1]+[.A239]-10;[.$A$1]+[.A23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40]&gt;=10;[.$A$1]+[.A240]-10;[.$A$1]+[.A24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41]&gt;=10;[.$A$1]+[.A241]-10;[.$A$1]+[.A24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42]&gt;=10;[.$A$1]+[.A242]-10;[.$A$1]+[.A24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43]&gt;=10;[.$A$1]+[.A243]-10;[.$A$1]+[.A24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44]&gt;=10;[.$A$1]+[.A244]-10;[.$A$1]+[.A24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45]&gt;=10;[.$A$1]+[.A245]-10;[.$A$1]+[.A24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46]&gt;=10;[.$A$1]+[.A246]-10;[.$A$1]+[.A24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47]&gt;=10;[.$A$1]+[.A247]-10;[.$A$1]+[.A24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48]&gt;=10;[.$A$1]+[.A248]-10;[.$A$1]+[.A24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49]&gt;=10;[.$A$1]+[.A249]-10;[.$A$1]+[.A24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50]&gt;=10;[.$A$1]+[.A250]-10;[.$A$1]+[.A25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51]&gt;=10;[.$A$1]+[.A251]-10;[.$A$1]+[.A25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52]&gt;=10;[.$A$1]+[.A252]-10;[.$A$1]+[.A25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53]&gt;=10;[.$A$1]+[.A253]-10;[.$A$1]+[.A25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54]&gt;=10;[.$A$1]+[.A254]-10;[.$A$1]+[.A25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55]&gt;=10;[.$A$1]+[.A255]-10;[.$A$1]+[.A25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56]&gt;=10;[.$A$1]+[.A256]-10;[.$A$1]+[.A25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57]&gt;=10;[.$A$1]+[.A257]-10;[.$A$1]+[.A25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58]&gt;=10;[.$A$1]+[.A258]-10;[.$A$1]+[.A25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59]&gt;=10;[.$A$1]+[.A259]-10;[.$A$1]+[.A25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60]&gt;=10;[.$A$1]+[.A260]-10;[.$A$1]+[.A26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261]&gt;=10;[.$A$1]+[.A261]-10;[.$A$1]+[.A26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62]&gt;=10;[.$A$1]+[.A262]-10;[.$A$1]+[.A26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63]&gt;=10;[.$A$1]+[.A263]-10;[.$A$1]+[.A26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264]&gt;=10;[.$A$1]+[.A264]-10;[.$A$1]+[.A26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65]&gt;=10;[.$A$1]+[.A265]-10;[.$A$1]+[.A26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66]&gt;=10;[.$A$1]+[.A266]-10;[.$A$1]+[.A26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67]&gt;=10;[.$A$1]+[.A267]-10;[.$A$1]+[.A26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68]&gt;=10;[.$A$1]+[.A268]-10;[.$A$1]+[.A26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69]&gt;=10;[.$A$1]+[.A269]-10;[.$A$1]+[.A26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70]&gt;=10;[.$A$1]+[.A270]-10;[.$A$1]+[.A27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271]&gt;=10;[.$A$1]+[.A271]-10;[.$A$1]+[.A27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72]&gt;=10;[.$A$1]+[.A272]-10;[.$A$1]+[.A27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73]&gt;=10;[.$A$1]+[.A273]-10;[.$A$1]+[.A27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74]&gt;=10;[.$A$1]+[.A274]-10;[.$A$1]+[.A27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75]&gt;=10;[.$A$1]+[.A275]-10;[.$A$1]+[.A27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76]&gt;=10;[.$A$1]+[.A276]-10;[.$A$1]+[.A27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77]&gt;=10;[.$A$1]+[.A277]-10;[.$A$1]+[.A27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78]&gt;=10;[.$A$1]+[.A278]-10;[.$A$1]+[.A27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79]&gt;=10;[.$A$1]+[.A279]-10;[.$A$1]+[.A27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280]&gt;=10;[.$A$1]+[.A280]-10;[.$A$1]+[.A28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281]&gt;=10;[.$A$1]+[.A281]-10;[.$A$1]+[.A28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82]&gt;=10;[.$A$1]+[.A282]-10;[.$A$1]+[.A28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83]&gt;=10;[.$A$1]+[.A283]-10;[.$A$1]+[.A28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84]&gt;=10;[.$A$1]+[.A284]-10;[.$A$1]+[.A28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85]&gt;=10;[.$A$1]+[.A285]-10;[.$A$1]+[.A28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286]&gt;=10;[.$A$1]+[.A286]-10;[.$A$1]+[.A28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87]&gt;=10;[.$A$1]+[.A287]-10;[.$A$1]+[.A28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88]&gt;=10;[.$A$1]+[.A288]-10;[.$A$1]+[.A28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89]&gt;=10;[.$A$1]+[.A289]-10;[.$A$1]+[.A28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290]&gt;=10;[.$A$1]+[.A290]-10;[.$A$1]+[.A29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91]&gt;=10;[.$A$1]+[.A291]-10;[.$A$1]+[.A29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92]&gt;=10;[.$A$1]+[.A292]-10;[.$A$1]+[.A29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93]&gt;=10;[.$A$1]+[.A293]-10;[.$A$1]+[.A29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94]&gt;=10;[.$A$1]+[.A294]-10;[.$A$1]+[.A29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295]&gt;=10;[.$A$1]+[.A295]-10;[.$A$1]+[.A29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296]&gt;=10;[.$A$1]+[.A296]-10;[.$A$1]+[.A29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297]&gt;=10;[.$A$1]+[.A297]-10;[.$A$1]+[.A29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98]&gt;=10;[.$A$1]+[.A298]-10;[.$A$1]+[.A29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299]&gt;=10;[.$A$1]+[.A299]-10;[.$A$1]+[.A29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300]&gt;=10;[.$A$1]+[.A300]-10;[.$A$1]+[.A30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01]&gt;=10;[.$A$1]+[.A301]-10;[.$A$1]+[.A30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02]&gt;=10;[.$A$1]+[.A302]-10;[.$A$1]+[.A30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03]&gt;=10;[.$A$1]+[.A303]-10;[.$A$1]+[.A30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04]&gt;=10;[.$A$1]+[.A304]-10;[.$A$1]+[.A30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05]&gt;=10;[.$A$1]+[.A305]-10;[.$A$1]+[.A30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06]&gt;=10;[.$A$1]+[.A306]-10;[.$A$1]+[.A30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07]&gt;=10;[.$A$1]+[.A307]-10;[.$A$1]+[.A30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08]&gt;=10;[.$A$1]+[.A308]-10;[.$A$1]+[.A30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09]&gt;=10;[.$A$1]+[.A309]-10;[.$A$1]+[.A30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10]&gt;=10;[.$A$1]+[.A310]-10;[.$A$1]+[.A31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11]&gt;=10;[.$A$1]+[.A311]-10;[.$A$1]+[.A31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312]&gt;=10;[.$A$1]+[.A312]-10;[.$A$1]+[.A31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13]&gt;=10;[.$A$1]+[.A313]-10;[.$A$1]+[.A31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14]&gt;=10;[.$A$1]+[.A314]-10;[.$A$1]+[.A31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15]&gt;=10;[.$A$1]+[.A315]-10;[.$A$1]+[.A31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16]&gt;=10;[.$A$1]+[.A316]-10;[.$A$1]+[.A31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17]&gt;=10;[.$A$1]+[.A317]-10;[.$A$1]+[.A31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18]&gt;=10;[.$A$1]+[.A318]-10;[.$A$1]+[.A31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19]&gt;=10;[.$A$1]+[.A319]-10;[.$A$1]+[.A31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20]&gt;=10;[.$A$1]+[.A320]-10;[.$A$1]+[.A32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21]&gt;=10;[.$A$1]+[.A321]-10;[.$A$1]+[.A32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22]&gt;=10;[.$A$1]+[.A322]-10;[.$A$1]+[.A32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23]&gt;=10;[.$A$1]+[.A323]-10;[.$A$1]+[.A32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324]&gt;=10;[.$A$1]+[.A324]-10;[.$A$1]+[.A32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325]&gt;=10;[.$A$1]+[.A325]-10;[.$A$1]+[.A32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326]&gt;=10;[.$A$1]+[.A326]-10;[.$A$1]+[.A32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27]&gt;=10;[.$A$1]+[.A327]-10;[.$A$1]+[.A32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28]&gt;=10;[.$A$1]+[.A328]-10;[.$A$1]+[.A32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29]&gt;=10;[.$A$1]+[.A329]-10;[.$A$1]+[.A32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30]&gt;=10;[.$A$1]+[.A330]-10;[.$A$1]+[.A33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31]&gt;=10;[.$A$1]+[.A331]-10;[.$A$1]+[.A33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32]&gt;=10;[.$A$1]+[.A332]-10;[.$A$1]+[.A33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33]&gt;=10;[.$A$1]+[.A333]-10;[.$A$1]+[.A33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34]&gt;=10;[.$A$1]+[.A334]-10;[.$A$1]+[.A33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35]&gt;=10;[.$A$1]+[.A335]-10;[.$A$1]+[.A33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336]&gt;=10;[.$A$1]+[.A336]-10;[.$A$1]+[.A33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37]&gt;=10;[.$A$1]+[.A337]-10;[.$A$1]+[.A33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38]&gt;=10;[.$A$1]+[.A338]-10;[.$A$1]+[.A33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339]&gt;=10;[.$A$1]+[.A339]-10;[.$A$1]+[.A33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40]&gt;=10;[.$A$1]+[.A340]-10;[.$A$1]+[.A34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41]&gt;=10;[.$A$1]+[.A341]-10;[.$A$1]+[.A34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342]&gt;=10;[.$A$1]+[.A342]-10;[.$A$1]+[.A34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43]&gt;=10;[.$A$1]+[.A343]-10;[.$A$1]+[.A34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44]&gt;=10;[.$A$1]+[.A344]-10;[.$A$1]+[.A34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45]&gt;=10;[.$A$1]+[.A345]-10;[.$A$1]+[.A34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346]&gt;=10;[.$A$1]+[.A346]-10;[.$A$1]+[.A34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47]&gt;=10;[.$A$1]+[.A347]-10;[.$A$1]+[.A34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348]&gt;=10;[.$A$1]+[.A348]-10;[.$A$1]+[.A34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49]&gt;=10;[.$A$1]+[.A349]-10;[.$A$1]+[.A34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50]&gt;=10;[.$A$1]+[.A350]-10;[.$A$1]+[.A35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51]&gt;=10;[.$A$1]+[.A351]-10;[.$A$1]+[.A35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352]&gt;=10;[.$A$1]+[.A352]-10;[.$A$1]+[.A35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53]&gt;=10;[.$A$1]+[.A353]-10;[.$A$1]+[.A35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54]&gt;=10;[.$A$1]+[.A354]-10;[.$A$1]+[.A35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55]&gt;=10;[.$A$1]+[.A355]-10;[.$A$1]+[.A35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56]&gt;=10;[.$A$1]+[.A356]-10;[.$A$1]+[.A35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57]&gt;=10;[.$A$1]+[.A357]-10;[.$A$1]+[.A35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58]&gt;=10;[.$A$1]+[.A358]-10;[.$A$1]+[.A35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359]&gt;=10;[.$A$1]+[.A359]-10;[.$A$1]+[.A35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60]&gt;=10;[.$A$1]+[.A360]-10;[.$A$1]+[.A36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61]&gt;=10;[.$A$1]+[.A361]-10;[.$A$1]+[.A36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62]&gt;=10;[.$A$1]+[.A362]-10;[.$A$1]+[.A36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63]&gt;=10;[.$A$1]+[.A363]-10;[.$A$1]+[.A36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64]&gt;=10;[.$A$1]+[.A364]-10;[.$A$1]+[.A36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65]&gt;=10;[.$A$1]+[.A365]-10;[.$A$1]+[.A36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366]&gt;=10;[.$A$1]+[.A366]-10;[.$A$1]+[.A36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67]&gt;=10;[.$A$1]+[.A367]-10;[.$A$1]+[.A36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68]&gt;=10;[.$A$1]+[.A368]-10;[.$A$1]+[.A36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69]&gt;=10;[.$A$1]+[.A369]-10;[.$A$1]+[.A36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70]&gt;=10;[.$A$1]+[.A370]-10;[.$A$1]+[.A37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71]&gt;=10;[.$A$1]+[.A371]-10;[.$A$1]+[.A37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72]&gt;=10;[.$A$1]+[.A372]-10;[.$A$1]+[.A37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73]&gt;=10;[.$A$1]+[.A373]-10;[.$A$1]+[.A37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74]&gt;=10;[.$A$1]+[.A374]-10;[.$A$1]+[.A37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75]&gt;=10;[.$A$1]+[.A375]-10;[.$A$1]+[.A37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76]&gt;=10;[.$A$1]+[.A376]-10;[.$A$1]+[.A37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77]&gt;=10;[.$A$1]+[.A377]-10;[.$A$1]+[.A37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78]&gt;=10;[.$A$1]+[.A378]-10;[.$A$1]+[.A37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79]&gt;=10;[.$A$1]+[.A379]-10;[.$A$1]+[.A37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380]&gt;=10;[.$A$1]+[.A380]-10;[.$A$1]+[.A38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81]&gt;=10;[.$A$1]+[.A381]-10;[.$A$1]+[.A38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82]&gt;=10;[.$A$1]+[.A382]-10;[.$A$1]+[.A38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383]&gt;=10;[.$A$1]+[.A383]-10;[.$A$1]+[.A38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84]&gt;=10;[.$A$1]+[.A384]-10;[.$A$1]+[.A38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385]&gt;=10;[.$A$1]+[.A385]-10;[.$A$1]+[.A38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86]&gt;=10;[.$A$1]+[.A386]-10;[.$A$1]+[.A38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387]&gt;=10;[.$A$1]+[.A387]-10;[.$A$1]+[.A38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388]&gt;=10;[.$A$1]+[.A388]-10;[.$A$1]+[.A38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89]&gt;=10;[.$A$1]+[.A389]-10;[.$A$1]+[.A38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390]&gt;=10;[.$A$1]+[.A390]-10;[.$A$1]+[.A39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391]&gt;=10;[.$A$1]+[.A391]-10;[.$A$1]+[.A39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92]&gt;=10;[.$A$1]+[.A392]-10;[.$A$1]+[.A39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393]&gt;=10;[.$A$1]+[.A393]-10;[.$A$1]+[.A39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94]&gt;=10;[.$A$1]+[.A394]-10;[.$A$1]+[.A39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395]&gt;=10;[.$A$1]+[.A395]-10;[.$A$1]+[.A39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96]&gt;=10;[.$A$1]+[.A396]-10;[.$A$1]+[.A39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397]&gt;=10;[.$A$1]+[.A397]-10;[.$A$1]+[.A39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398]&gt;=10;[.$A$1]+[.A398]-10;[.$A$1]+[.A39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399]&gt;=10;[.$A$1]+[.A399]-10;[.$A$1]+[.A39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00]&gt;=10;[.$A$1]+[.A400]-10;[.$A$1]+[.A40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01]&gt;=10;[.$A$1]+[.A401]-10;[.$A$1]+[.A40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02]&gt;=10;[.$A$1]+[.A402]-10;[.$A$1]+[.A40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03]&gt;=10;[.$A$1]+[.A403]-10;[.$A$1]+[.A40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04]&gt;=10;[.$A$1]+[.A404]-10;[.$A$1]+[.A40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05]&gt;=10;[.$A$1]+[.A405]-10;[.$A$1]+[.A40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406]&gt;=10;[.$A$1]+[.A406]-10;[.$A$1]+[.A40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07]&gt;=10;[.$A$1]+[.A407]-10;[.$A$1]+[.A40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408]&gt;=10;[.$A$1]+[.A408]-10;[.$A$1]+[.A40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09]&gt;=10;[.$A$1]+[.A409]-10;[.$A$1]+[.A40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10]&gt;=10;[.$A$1]+[.A410]-10;[.$A$1]+[.A41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411]&gt;=10;[.$A$1]+[.A411]-10;[.$A$1]+[.A41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12]&gt;=10;[.$A$1]+[.A412]-10;[.$A$1]+[.A41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13]&gt;=10;[.$A$1]+[.A413]-10;[.$A$1]+[.A41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14]&gt;=10;[.$A$1]+[.A414]-10;[.$A$1]+[.A41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415]&gt;=10;[.$A$1]+[.A415]-10;[.$A$1]+[.A41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16]&gt;=10;[.$A$1]+[.A416]-10;[.$A$1]+[.A41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417]&gt;=10;[.$A$1]+[.A417]-10;[.$A$1]+[.A41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18]&gt;=10;[.$A$1]+[.A418]-10;[.$A$1]+[.A41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419]&gt;=10;[.$A$1]+[.A419]-10;[.$A$1]+[.A41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420]&gt;=10;[.$A$1]+[.A420]-10;[.$A$1]+[.A42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21]&gt;=10;[.$A$1]+[.A421]-10;[.$A$1]+[.A42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22]&gt;=10;[.$A$1]+[.A422]-10;[.$A$1]+[.A42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23]&gt;=10;[.$A$1]+[.A423]-10;[.$A$1]+[.A42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24]&gt;=10;[.$A$1]+[.A424]-10;[.$A$1]+[.A42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25]&gt;=10;[.$A$1]+[.A425]-10;[.$A$1]+[.A42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426]&gt;=10;[.$A$1]+[.A426]-10;[.$A$1]+[.A42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27]&gt;=10;[.$A$1]+[.A427]-10;[.$A$1]+[.A42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428]&gt;=10;[.$A$1]+[.A428]-10;[.$A$1]+[.A42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29]&gt;=10;[.$A$1]+[.A429]-10;[.$A$1]+[.A42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430]&gt;=10;[.$A$1]+[.A430]-10;[.$A$1]+[.A43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31]&gt;=10;[.$A$1]+[.A431]-10;[.$A$1]+[.A43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32]&gt;=10;[.$A$1]+[.A432]-10;[.$A$1]+[.A43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33]&gt;=10;[.$A$1]+[.A433]-10;[.$A$1]+[.A43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34]&gt;=10;[.$A$1]+[.A434]-10;[.$A$1]+[.A43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35]&gt;=10;[.$A$1]+[.A435]-10;[.$A$1]+[.A43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436]&gt;=10;[.$A$1]+[.A436]-10;[.$A$1]+[.A43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37]&gt;=10;[.$A$1]+[.A437]-10;[.$A$1]+[.A43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438]&gt;=10;[.$A$1]+[.A438]-10;[.$A$1]+[.A43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39]&gt;=10;[.$A$1]+[.A439]-10;[.$A$1]+[.A43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40]&gt;=10;[.$A$1]+[.A440]-10;[.$A$1]+[.A44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41]&gt;=10;[.$A$1]+[.A441]-10;[.$A$1]+[.A44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442]&gt;=10;[.$A$1]+[.A442]-10;[.$A$1]+[.A44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443]&gt;=10;[.$A$1]+[.A443]-10;[.$A$1]+[.A44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44]&gt;=10;[.$A$1]+[.A444]-10;[.$A$1]+[.A44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45]&gt;=10;[.$A$1]+[.A445]-10;[.$A$1]+[.A44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46]&gt;=10;[.$A$1]+[.A446]-10;[.$A$1]+[.A44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47]&gt;=10;[.$A$1]+[.A447]-10;[.$A$1]+[.A44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48]&gt;=10;[.$A$1]+[.A448]-10;[.$A$1]+[.A44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49]&gt;=10;[.$A$1]+[.A449]-10;[.$A$1]+[.A44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50]&gt;=10;[.$A$1]+[.A450]-10;[.$A$1]+[.A45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51]&gt;=10;[.$A$1]+[.A451]-10;[.$A$1]+[.A45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52]&gt;=10;[.$A$1]+[.A452]-10;[.$A$1]+[.A45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53]&gt;=10;[.$A$1]+[.A453]-10;[.$A$1]+[.A45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54]&gt;=10;[.$A$1]+[.A454]-10;[.$A$1]+[.A45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455]&gt;=10;[.$A$1]+[.A455]-10;[.$A$1]+[.A45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56]&gt;=10;[.$A$1]+[.A456]-10;[.$A$1]+[.A45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57]&gt;=10;[.$A$1]+[.A457]-10;[.$A$1]+[.A45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58]&gt;=10;[.$A$1]+[.A458]-10;[.$A$1]+[.A45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59]&gt;=10;[.$A$1]+[.A459]-10;[.$A$1]+[.A45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60]&gt;=10;[.$A$1]+[.A460]-10;[.$A$1]+[.A46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61]&gt;=10;[.$A$1]+[.A461]-10;[.$A$1]+[.A46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62]&gt;=10;[.$A$1]+[.A462]-10;[.$A$1]+[.A46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63]&gt;=10;[.$A$1]+[.A463]-10;[.$A$1]+[.A46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464]&gt;=10;[.$A$1]+[.A464]-10;[.$A$1]+[.A46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65]&gt;=10;[.$A$1]+[.A465]-10;[.$A$1]+[.A46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66]&gt;=10;[.$A$1]+[.A466]-10;[.$A$1]+[.A46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67]&gt;=10;[.$A$1]+[.A467]-10;[.$A$1]+[.A46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468]&gt;=10;[.$A$1]+[.A468]-10;[.$A$1]+[.A46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69]&gt;=10;[.$A$1]+[.A469]-10;[.$A$1]+[.A46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70]&gt;=10;[.$A$1]+[.A470]-10;[.$A$1]+[.A47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71]&gt;=10;[.$A$1]+[.A471]-10;[.$A$1]+[.A47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72]&gt;=10;[.$A$1]+[.A472]-10;[.$A$1]+[.A47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73]&gt;=10;[.$A$1]+[.A473]-10;[.$A$1]+[.A47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474]&gt;=10;[.$A$1]+[.A474]-10;[.$A$1]+[.A47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75]&gt;=10;[.$A$1]+[.A475]-10;[.$A$1]+[.A47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76]&gt;=10;[.$A$1]+[.A476]-10;[.$A$1]+[.A47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77]&gt;=10;[.$A$1]+[.A477]-10;[.$A$1]+[.A47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78]&gt;=10;[.$A$1]+[.A478]-10;[.$A$1]+[.A47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79]&gt;=10;[.$A$1]+[.A479]-10;[.$A$1]+[.A47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80]&gt;=10;[.$A$1]+[.A480]-10;[.$A$1]+[.A48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81]&gt;=10;[.$A$1]+[.A481]-10;[.$A$1]+[.A48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482]&gt;=10;[.$A$1]+[.A482]-10;[.$A$1]+[.A48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83]&gt;=10;[.$A$1]+[.A483]-10;[.$A$1]+[.A48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84]&gt;=10;[.$A$1]+[.A484]-10;[.$A$1]+[.A48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85]&gt;=10;[.$A$1]+[.A485]-10;[.$A$1]+[.A48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86]&gt;=10;[.$A$1]+[.A486]-10;[.$A$1]+[.A48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487]&gt;=10;[.$A$1]+[.A487]-10;[.$A$1]+[.A48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488]&gt;=10;[.$A$1]+[.A488]-10;[.$A$1]+[.A48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89]&gt;=10;[.$A$1]+[.A489]-10;[.$A$1]+[.A48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490]&gt;=10;[.$A$1]+[.A490]-10;[.$A$1]+[.A49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91]&gt;=10;[.$A$1]+[.A491]-10;[.$A$1]+[.A49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492]&gt;=10;[.$A$1]+[.A492]-10;[.$A$1]+[.A49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493]&gt;=10;[.$A$1]+[.A493]-10;[.$A$1]+[.A49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94]&gt;=10;[.$A$1]+[.A494]-10;[.$A$1]+[.A49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95]&gt;=10;[.$A$1]+[.A495]-10;[.$A$1]+[.A49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496]&gt;=10;[.$A$1]+[.A496]-10;[.$A$1]+[.A49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497]&gt;=10;[.$A$1]+[.A497]-10;[.$A$1]+[.A49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498]&gt;=10;[.$A$1]+[.A498]-10;[.$A$1]+[.A49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499]&gt;=10;[.$A$1]+[.A499]-10;[.$A$1]+[.A49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00]&gt;=10;[.$A$1]+[.A500]-10;[.$A$1]+[.A50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01]&gt;=10;[.$A$1]+[.A501]-10;[.$A$1]+[.A50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02]&gt;=10;[.$A$1]+[.A502]-10;[.$A$1]+[.A50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03]&gt;=10;[.$A$1]+[.A503]-10;[.$A$1]+[.A50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04]&gt;=10;[.$A$1]+[.A504]-10;[.$A$1]+[.A50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05]&gt;=10;[.$A$1]+[.A505]-10;[.$A$1]+[.A50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06]&gt;=10;[.$A$1]+[.A506]-10;[.$A$1]+[.A50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507]&gt;=10;[.$A$1]+[.A507]-10;[.$A$1]+[.A50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08]&gt;=10;[.$A$1]+[.A508]-10;[.$A$1]+[.A50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09]&gt;=10;[.$A$1]+[.A509]-10;[.$A$1]+[.A50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10]&gt;=10;[.$A$1]+[.A510]-10;[.$A$1]+[.A51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11]&gt;=10;[.$A$1]+[.A511]-10;[.$A$1]+[.A51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12]&gt;=10;[.$A$1]+[.A512]-10;[.$A$1]+[.A51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13]&gt;=10;[.$A$1]+[.A513]-10;[.$A$1]+[.A51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514]&gt;=10;[.$A$1]+[.A514]-10;[.$A$1]+[.A51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15]&gt;=10;[.$A$1]+[.A515]-10;[.$A$1]+[.A51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16]&gt;=10;[.$A$1]+[.A516]-10;[.$A$1]+[.A51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17]&gt;=10;[.$A$1]+[.A517]-10;[.$A$1]+[.A51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518]&gt;=10;[.$A$1]+[.A518]-10;[.$A$1]+[.A51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19]&gt;=10;[.$A$1]+[.A519]-10;[.$A$1]+[.A51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20]&gt;=10;[.$A$1]+[.A520]-10;[.$A$1]+[.A52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21]&gt;=10;[.$A$1]+[.A521]-10;[.$A$1]+[.A52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22]&gt;=10;[.$A$1]+[.A522]-10;[.$A$1]+[.A52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23]&gt;=10;[.$A$1]+[.A523]-10;[.$A$1]+[.A52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24]&gt;=10;[.$A$1]+[.A524]-10;[.$A$1]+[.A52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25]&gt;=10;[.$A$1]+[.A525]-10;[.$A$1]+[.A52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26]&gt;=10;[.$A$1]+[.A526]-10;[.$A$1]+[.A52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27]&gt;=10;[.$A$1]+[.A527]-10;[.$A$1]+[.A52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28]&gt;=10;[.$A$1]+[.A528]-10;[.$A$1]+[.A52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529]&gt;=10;[.$A$1]+[.A529]-10;[.$A$1]+[.A52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30]&gt;=10;[.$A$1]+[.A530]-10;[.$A$1]+[.A53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31]&gt;=10;[.$A$1]+[.A531]-10;[.$A$1]+[.A53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532]&gt;=10;[.$A$1]+[.A532]-10;[.$A$1]+[.A53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33]&gt;=10;[.$A$1]+[.A533]-10;[.$A$1]+[.A53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34]&gt;=10;[.$A$1]+[.A534]-10;[.$A$1]+[.A53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35]&gt;=10;[.$A$1]+[.A535]-10;[.$A$1]+[.A53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36]&gt;=10;[.$A$1]+[.A536]-10;[.$A$1]+[.A53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37]&gt;=10;[.$A$1]+[.A537]-10;[.$A$1]+[.A53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538]&gt;=10;[.$A$1]+[.A538]-10;[.$A$1]+[.A53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39]&gt;=10;[.$A$1]+[.A539]-10;[.$A$1]+[.A53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40]&gt;=10;[.$A$1]+[.A540]-10;[.$A$1]+[.A54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541]&gt;=10;[.$A$1]+[.A541]-10;[.$A$1]+[.A54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42]&gt;=10;[.$A$1]+[.A542]-10;[.$A$1]+[.A54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43]&gt;=10;[.$A$1]+[.A543]-10;[.$A$1]+[.A54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544]&gt;=10;[.$A$1]+[.A544]-10;[.$A$1]+[.A54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45]&gt;=10;[.$A$1]+[.A545]-10;[.$A$1]+[.A54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46]&gt;=10;[.$A$1]+[.A546]-10;[.$A$1]+[.A54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47]&gt;=10;[.$A$1]+[.A547]-10;[.$A$1]+[.A54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48]&gt;=10;[.$A$1]+[.A548]-10;[.$A$1]+[.A54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49]&gt;=10;[.$A$1]+[.A549]-10;[.$A$1]+[.A54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50]&gt;=10;[.$A$1]+[.A550]-10;[.$A$1]+[.A55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51]&gt;=10;[.$A$1]+[.A551]-10;[.$A$1]+[.A55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52]&gt;=10;[.$A$1]+[.A552]-10;[.$A$1]+[.A55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53]&gt;=10;[.$A$1]+[.A553]-10;[.$A$1]+[.A55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54]&gt;=10;[.$A$1]+[.A554]-10;[.$A$1]+[.A55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55]&gt;=10;[.$A$1]+[.A555]-10;[.$A$1]+[.A55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56]&gt;=10;[.$A$1]+[.A556]-10;[.$A$1]+[.A55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57]&gt;=10;[.$A$1]+[.A557]-10;[.$A$1]+[.A55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58]&gt;=10;[.$A$1]+[.A558]-10;[.$A$1]+[.A55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59]&gt;=10;[.$A$1]+[.A559]-10;[.$A$1]+[.A55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60]&gt;=10;[.$A$1]+[.A560]-10;[.$A$1]+[.A56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61]&gt;=10;[.$A$1]+[.A561]-10;[.$A$1]+[.A56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62]&gt;=10;[.$A$1]+[.A562]-10;[.$A$1]+[.A56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63]&gt;=10;[.$A$1]+[.A563]-10;[.$A$1]+[.A56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564]&gt;=10;[.$A$1]+[.A564]-10;[.$A$1]+[.A56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65]&gt;=10;[.$A$1]+[.A565]-10;[.$A$1]+[.A56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566]&gt;=10;[.$A$1]+[.A566]-10;[.$A$1]+[.A56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67]&gt;=10;[.$A$1]+[.A567]-10;[.$A$1]+[.A56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68]&gt;=10;[.$A$1]+[.A568]-10;[.$A$1]+[.A56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69]&gt;=10;[.$A$1]+[.A569]-10;[.$A$1]+[.A56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70]&gt;=10;[.$A$1]+[.A570]-10;[.$A$1]+[.A57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71]&gt;=10;[.$A$1]+[.A571]-10;[.$A$1]+[.A57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72]&gt;=10;[.$A$1]+[.A572]-10;[.$A$1]+[.A57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73]&gt;=10;[.$A$1]+[.A573]-10;[.$A$1]+[.A57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74]&gt;=10;[.$A$1]+[.A574]-10;[.$A$1]+[.A57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75]&gt;=10;[.$A$1]+[.A575]-10;[.$A$1]+[.A57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576]&gt;=10;[.$A$1]+[.A576]-10;[.$A$1]+[.A57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577]&gt;=10;[.$A$1]+[.A577]-10;[.$A$1]+[.A57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78]&gt;=10;[.$A$1]+[.A578]-10;[.$A$1]+[.A57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579]&gt;=10;[.$A$1]+[.A579]-10;[.$A$1]+[.A57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580]&gt;=10;[.$A$1]+[.A580]-10;[.$A$1]+[.A58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81]&gt;=10;[.$A$1]+[.A581]-10;[.$A$1]+[.A58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82]&gt;=10;[.$A$1]+[.A582]-10;[.$A$1]+[.A58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83]&gt;=10;[.$A$1]+[.A583]-10;[.$A$1]+[.A58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84]&gt;=10;[.$A$1]+[.A584]-10;[.$A$1]+[.A58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585]&gt;=10;[.$A$1]+[.A585]-10;[.$A$1]+[.A58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86]&gt;=10;[.$A$1]+[.A586]-10;[.$A$1]+[.A58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587]&gt;=10;[.$A$1]+[.A587]-10;[.$A$1]+[.A58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588]&gt;=10;[.$A$1]+[.A588]-10;[.$A$1]+[.A58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89]&gt;=10;[.$A$1]+[.A589]-10;[.$A$1]+[.A58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90]&gt;=10;[.$A$1]+[.A590]-10;[.$A$1]+[.A59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91]&gt;=10;[.$A$1]+[.A591]-10;[.$A$1]+[.A59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92]&gt;=10;[.$A$1]+[.A592]-10;[.$A$1]+[.A59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93]&gt;=10;[.$A$1]+[.A593]-10;[.$A$1]+[.A59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94]&gt;=10;[.$A$1]+[.A594]-10;[.$A$1]+[.A59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595]&gt;=10;[.$A$1]+[.A595]-10;[.$A$1]+[.A59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96]&gt;=10;[.$A$1]+[.A596]-10;[.$A$1]+[.A59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597]&gt;=10;[.$A$1]+[.A597]-10;[.$A$1]+[.A59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598]&gt;=10;[.$A$1]+[.A598]-10;[.$A$1]+[.A59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599]&gt;=10;[.$A$1]+[.A599]-10;[.$A$1]+[.A59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00]&gt;=10;[.$A$1]+[.A600]-10;[.$A$1]+[.A60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01]&gt;=10;[.$A$1]+[.A601]-10;[.$A$1]+[.A60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02]&gt;=10;[.$A$1]+[.A602]-10;[.$A$1]+[.A60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603]&gt;=10;[.$A$1]+[.A603]-10;[.$A$1]+[.A60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04]&gt;=10;[.$A$1]+[.A604]-10;[.$A$1]+[.A60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605]&gt;=10;[.$A$1]+[.A605]-10;[.$A$1]+[.A60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06]&gt;=10;[.$A$1]+[.A606]-10;[.$A$1]+[.A60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07]&gt;=10;[.$A$1]+[.A607]-10;[.$A$1]+[.A60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608]&gt;=10;[.$A$1]+[.A608]-10;[.$A$1]+[.A60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09]&gt;=10;[.$A$1]+[.A609]-10;[.$A$1]+[.A60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10]&gt;=10;[.$A$1]+[.A610]-10;[.$A$1]+[.A61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11]&gt;=10;[.$A$1]+[.A611]-10;[.$A$1]+[.A61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12]&gt;=10;[.$A$1]+[.A612]-10;[.$A$1]+[.A61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13]&gt;=10;[.$A$1]+[.A613]-10;[.$A$1]+[.A61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14]&gt;=10;[.$A$1]+[.A614]-10;[.$A$1]+[.A61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15]&gt;=10;[.$A$1]+[.A615]-10;[.$A$1]+[.A61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16]&gt;=10;[.$A$1]+[.A616]-10;[.$A$1]+[.A61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17]&gt;=10;[.$A$1]+[.A617]-10;[.$A$1]+[.A61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618]&gt;=10;[.$A$1]+[.A618]-10;[.$A$1]+[.A61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19]&gt;=10;[.$A$1]+[.A619]-10;[.$A$1]+[.A61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20]&gt;=10;[.$A$1]+[.A620]-10;[.$A$1]+[.A62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21]&gt;=10;[.$A$1]+[.A621]-10;[.$A$1]+[.A62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22]&gt;=10;[.$A$1]+[.A622]-10;[.$A$1]+[.A62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23]&gt;=10;[.$A$1]+[.A623]-10;[.$A$1]+[.A62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24]&gt;=10;[.$A$1]+[.A624]-10;[.$A$1]+[.A62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25]&gt;=10;[.$A$1]+[.A625]-10;[.$A$1]+[.A62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626]&gt;=10;[.$A$1]+[.A626]-10;[.$A$1]+[.A62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27]&gt;=10;[.$A$1]+[.A627]-10;[.$A$1]+[.A62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628]&gt;=10;[.$A$1]+[.A628]-10;[.$A$1]+[.A62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629]&gt;=10;[.$A$1]+[.A629]-10;[.$A$1]+[.A62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630]&gt;=10;[.$A$1]+[.A630]-10;[.$A$1]+[.A63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31]&gt;=10;[.$A$1]+[.A631]-10;[.$A$1]+[.A63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32]&gt;=10;[.$A$1]+[.A632]-10;[.$A$1]+[.A63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33]&gt;=10;[.$A$1]+[.A633]-10;[.$A$1]+[.A63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34]&gt;=10;[.$A$1]+[.A634]-10;[.$A$1]+[.A63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635]&gt;=10;[.$A$1]+[.A635]-10;[.$A$1]+[.A63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636]&gt;=10;[.$A$1]+[.A636]-10;[.$A$1]+[.A63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37]&gt;=10;[.$A$1]+[.A637]-10;[.$A$1]+[.A63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38]&gt;=10;[.$A$1]+[.A638]-10;[.$A$1]+[.A63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39]&gt;=10;[.$A$1]+[.A639]-10;[.$A$1]+[.A63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40]&gt;=10;[.$A$1]+[.A640]-10;[.$A$1]+[.A64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641]&gt;=10;[.$A$1]+[.A641]-10;[.$A$1]+[.A64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42]&gt;=10;[.$A$1]+[.A642]-10;[.$A$1]+[.A64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43]&gt;=10;[.$A$1]+[.A643]-10;[.$A$1]+[.A64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44]&gt;=10;[.$A$1]+[.A644]-10;[.$A$1]+[.A64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45]&gt;=10;[.$A$1]+[.A645]-10;[.$A$1]+[.A64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646]&gt;=10;[.$A$1]+[.A646]-10;[.$A$1]+[.A64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47]&gt;=10;[.$A$1]+[.A647]-10;[.$A$1]+[.A64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648]&gt;=10;[.$A$1]+[.A648]-10;[.$A$1]+[.A64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49]&gt;=10;[.$A$1]+[.A649]-10;[.$A$1]+[.A64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50]&gt;=10;[.$A$1]+[.A650]-10;[.$A$1]+[.A65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51]&gt;=10;[.$A$1]+[.A651]-10;[.$A$1]+[.A65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52]&gt;=10;[.$A$1]+[.A652]-10;[.$A$1]+[.A65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53]&gt;=10;[.$A$1]+[.A653]-10;[.$A$1]+[.A65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654]&gt;=10;[.$A$1]+[.A654]-10;[.$A$1]+[.A65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55]&gt;=10;[.$A$1]+[.A655]-10;[.$A$1]+[.A65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56]&gt;=10;[.$A$1]+[.A656]-10;[.$A$1]+[.A65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57]&gt;=10;[.$A$1]+[.A657]-10;[.$A$1]+[.A65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58]&gt;=10;[.$A$1]+[.A658]-10;[.$A$1]+[.A65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59]&gt;=10;[.$A$1]+[.A659]-10;[.$A$1]+[.A65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660]&gt;=10;[.$A$1]+[.A660]-10;[.$A$1]+[.A66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61]&gt;=10;[.$A$1]+[.A661]-10;[.$A$1]+[.A66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62]&gt;=10;[.$A$1]+[.A662]-10;[.$A$1]+[.A66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63]&gt;=10;[.$A$1]+[.A663]-10;[.$A$1]+[.A66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64]&gt;=10;[.$A$1]+[.A664]-10;[.$A$1]+[.A66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65]&gt;=10;[.$A$1]+[.A665]-10;[.$A$1]+[.A66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66]&gt;=10;[.$A$1]+[.A666]-10;[.$A$1]+[.A66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67]&gt;=10;[.$A$1]+[.A667]-10;[.$A$1]+[.A66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68]&gt;=10;[.$A$1]+[.A668]-10;[.$A$1]+[.A66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69]&gt;=10;[.$A$1]+[.A669]-10;[.$A$1]+[.A66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70]&gt;=10;[.$A$1]+[.A670]-10;[.$A$1]+[.A67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671]&gt;=10;[.$A$1]+[.A671]-10;[.$A$1]+[.A67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72]&gt;=10;[.$A$1]+[.A672]-10;[.$A$1]+[.A67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73]&gt;=10;[.$A$1]+[.A673]-10;[.$A$1]+[.A67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74]&gt;=10;[.$A$1]+[.A674]-10;[.$A$1]+[.A67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75]&gt;=10;[.$A$1]+[.A675]-10;[.$A$1]+[.A67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676]&gt;=10;[.$A$1]+[.A676]-10;[.$A$1]+[.A67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77]&gt;=10;[.$A$1]+[.A677]-10;[.$A$1]+[.A67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678]&gt;=10;[.$A$1]+[.A678]-10;[.$A$1]+[.A67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679]&gt;=10;[.$A$1]+[.A679]-10;[.$A$1]+[.A67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80]&gt;=10;[.$A$1]+[.A680]-10;[.$A$1]+[.A68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681]&gt;=10;[.$A$1]+[.A681]-10;[.$A$1]+[.A68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82]&gt;=10;[.$A$1]+[.A682]-10;[.$A$1]+[.A68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683]&gt;=10;[.$A$1]+[.A683]-10;[.$A$1]+[.A68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84]&gt;=10;[.$A$1]+[.A684]-10;[.$A$1]+[.A68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85]&gt;=10;[.$A$1]+[.A685]-10;[.$A$1]+[.A68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686]&gt;=10;[.$A$1]+[.A686]-10;[.$A$1]+[.A68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87]&gt;=10;[.$A$1]+[.A687]-10;[.$A$1]+[.A68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688]&gt;=10;[.$A$1]+[.A688]-10;[.$A$1]+[.A68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89]&gt;=10;[.$A$1]+[.A689]-10;[.$A$1]+[.A68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90]&gt;=10;[.$A$1]+[.A690]-10;[.$A$1]+[.A69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691]&gt;=10;[.$A$1]+[.A691]-10;[.$A$1]+[.A69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692]&gt;=10;[.$A$1]+[.A692]-10;[.$A$1]+[.A69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693]&gt;=10;[.$A$1]+[.A693]-10;[.$A$1]+[.A69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694]&gt;=10;[.$A$1]+[.A694]-10;[.$A$1]+[.A69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695]&gt;=10;[.$A$1]+[.A695]-10;[.$A$1]+[.A69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96]&gt;=10;[.$A$1]+[.A696]-10;[.$A$1]+[.A69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697]&gt;=10;[.$A$1]+[.A697]-10;[.$A$1]+[.A69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698]&gt;=10;[.$A$1]+[.A698]-10;[.$A$1]+[.A69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699]&gt;=10;[.$A$1]+[.A699]-10;[.$A$1]+[.A69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00]&gt;=10;[.$A$1]+[.A700]-10;[.$A$1]+[.A70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01]&gt;=10;[.$A$1]+[.A701]-10;[.$A$1]+[.A70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02]&gt;=10;[.$A$1]+[.A702]-10;[.$A$1]+[.A70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03]&gt;=10;[.$A$1]+[.A703]-10;[.$A$1]+[.A70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04]&gt;=10;[.$A$1]+[.A704]-10;[.$A$1]+[.A70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05]&gt;=10;[.$A$1]+[.A705]-10;[.$A$1]+[.A70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06]&gt;=10;[.$A$1]+[.A706]-10;[.$A$1]+[.A70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07]&gt;=10;[.$A$1]+[.A707]-10;[.$A$1]+[.A70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08]&gt;=10;[.$A$1]+[.A708]-10;[.$A$1]+[.A70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09]&gt;=10;[.$A$1]+[.A709]-10;[.$A$1]+[.A70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10]&gt;=10;[.$A$1]+[.A710]-10;[.$A$1]+[.A71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711]&gt;=10;[.$A$1]+[.A711]-10;[.$A$1]+[.A71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12]&gt;=10;[.$A$1]+[.A712]-10;[.$A$1]+[.A71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13]&gt;=10;[.$A$1]+[.A713]-10;[.$A$1]+[.A71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14]&gt;=10;[.$A$1]+[.A714]-10;[.$A$1]+[.A71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715]&gt;=10;[.$A$1]+[.A715]-10;[.$A$1]+[.A71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16]&gt;=10;[.$A$1]+[.A716]-10;[.$A$1]+[.A71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17]&gt;=10;[.$A$1]+[.A717]-10;[.$A$1]+[.A71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718]&gt;=10;[.$A$1]+[.A718]-10;[.$A$1]+[.A71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19]&gt;=10;[.$A$1]+[.A719]-10;[.$A$1]+[.A71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20]&gt;=10;[.$A$1]+[.A720]-10;[.$A$1]+[.A72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21]&gt;=10;[.$A$1]+[.A721]-10;[.$A$1]+[.A72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22]&gt;=10;[.$A$1]+[.A722]-10;[.$A$1]+[.A72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23]&gt;=10;[.$A$1]+[.A723]-10;[.$A$1]+[.A72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24]&gt;=10;[.$A$1]+[.A724]-10;[.$A$1]+[.A72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25]&gt;=10;[.$A$1]+[.A725]-10;[.$A$1]+[.A72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26]&gt;=10;[.$A$1]+[.A726]-10;[.$A$1]+[.A72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27]&gt;=10;[.$A$1]+[.A727]-10;[.$A$1]+[.A72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28]&gt;=10;[.$A$1]+[.A728]-10;[.$A$1]+[.A72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29]&gt;=10;[.$A$1]+[.A729]-10;[.$A$1]+[.A72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30]&gt;=10;[.$A$1]+[.A730]-10;[.$A$1]+[.A73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731]&gt;=10;[.$A$1]+[.A731]-10;[.$A$1]+[.A73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32]&gt;=10;[.$A$1]+[.A732]-10;[.$A$1]+[.A73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33]&gt;=10;[.$A$1]+[.A733]-10;[.$A$1]+[.A73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734]&gt;=10;[.$A$1]+[.A734]-10;[.$A$1]+[.A73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735]&gt;=10;[.$A$1]+[.A735]-10;[.$A$1]+[.A73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36]&gt;=10;[.$A$1]+[.A736]-10;[.$A$1]+[.A73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37]&gt;=10;[.$A$1]+[.A737]-10;[.$A$1]+[.A73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738]&gt;=10;[.$A$1]+[.A738]-10;[.$A$1]+[.A73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739]&gt;=10;[.$A$1]+[.A739]-10;[.$A$1]+[.A73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40]&gt;=10;[.$A$1]+[.A740]-10;[.$A$1]+[.A74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41]&gt;=10;[.$A$1]+[.A741]-10;[.$A$1]+[.A74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42]&gt;=10;[.$A$1]+[.A742]-10;[.$A$1]+[.A74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43]&gt;=10;[.$A$1]+[.A743]-10;[.$A$1]+[.A74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44]&gt;=10;[.$A$1]+[.A744]-10;[.$A$1]+[.A74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45]&gt;=10;[.$A$1]+[.A745]-10;[.$A$1]+[.A74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46]&gt;=10;[.$A$1]+[.A746]-10;[.$A$1]+[.A74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47]&gt;=10;[.$A$1]+[.A747]-10;[.$A$1]+[.A74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48]&gt;=10;[.$A$1]+[.A748]-10;[.$A$1]+[.A74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49]&gt;=10;[.$A$1]+[.A749]-10;[.$A$1]+[.A74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750]&gt;=10;[.$A$1]+[.A750]-10;[.$A$1]+[.A75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51]&gt;=10;[.$A$1]+[.A751]-10;[.$A$1]+[.A75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52]&gt;=10;[.$A$1]+[.A752]-10;[.$A$1]+[.A75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53]&gt;=10;[.$A$1]+[.A753]-10;[.$A$1]+[.A75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54]&gt;=10;[.$A$1]+[.A754]-10;[.$A$1]+[.A75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55]&gt;=10;[.$A$1]+[.A755]-10;[.$A$1]+[.A75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56]&gt;=10;[.$A$1]+[.A756]-10;[.$A$1]+[.A75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57]&gt;=10;[.$A$1]+[.A757]-10;[.$A$1]+[.A75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58]&gt;=10;[.$A$1]+[.A758]-10;[.$A$1]+[.A75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59]&gt;=10;[.$A$1]+[.A759]-10;[.$A$1]+[.A75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760]&gt;=10;[.$A$1]+[.A760]-10;[.$A$1]+[.A76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61]&gt;=10;[.$A$1]+[.A761]-10;[.$A$1]+[.A76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62]&gt;=10;[.$A$1]+[.A762]-10;[.$A$1]+[.A76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63]&gt;=10;[.$A$1]+[.A763]-10;[.$A$1]+[.A76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64]&gt;=10;[.$A$1]+[.A764]-10;[.$A$1]+[.A76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65]&gt;=10;[.$A$1]+[.A765]-10;[.$A$1]+[.A76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66]&gt;=10;[.$A$1]+[.A766]-10;[.$A$1]+[.A76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67]&gt;=10;[.$A$1]+[.A767]-10;[.$A$1]+[.A76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68]&gt;=10;[.$A$1]+[.A768]-10;[.$A$1]+[.A76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69]&gt;=10;[.$A$1]+[.A769]-10;[.$A$1]+[.A76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770]&gt;=10;[.$A$1]+[.A770]-10;[.$A$1]+[.A77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71]&gt;=10;[.$A$1]+[.A771]-10;[.$A$1]+[.A77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72]&gt;=10;[.$A$1]+[.A772]-10;[.$A$1]+[.A77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73]&gt;=10;[.$A$1]+[.A773]-10;[.$A$1]+[.A77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74]&gt;=10;[.$A$1]+[.A774]-10;[.$A$1]+[.A77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75]&gt;=10;[.$A$1]+[.A775]-10;[.$A$1]+[.A77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776]&gt;=10;[.$A$1]+[.A776]-10;[.$A$1]+[.A77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77]&gt;=10;[.$A$1]+[.A777]-10;[.$A$1]+[.A77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78]&gt;=10;[.$A$1]+[.A778]-10;[.$A$1]+[.A77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79]&gt;=10;[.$A$1]+[.A779]-10;[.$A$1]+[.A77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80]&gt;=10;[.$A$1]+[.A780]-10;[.$A$1]+[.A78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81]&gt;=10;[.$A$1]+[.A781]-10;[.$A$1]+[.A78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82]&gt;=10;[.$A$1]+[.A782]-10;[.$A$1]+[.A78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83]&gt;=10;[.$A$1]+[.A783]-10;[.$A$1]+[.A78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784]&gt;=10;[.$A$1]+[.A784]-10;[.$A$1]+[.A78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85]&gt;=10;[.$A$1]+[.A785]-10;[.$A$1]+[.A78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86]&gt;=10;[.$A$1]+[.A786]-10;[.$A$1]+[.A78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87]&gt;=10;[.$A$1]+[.A787]-10;[.$A$1]+[.A78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88]&gt;=10;[.$A$1]+[.A788]-10;[.$A$1]+[.A78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789]&gt;=10;[.$A$1]+[.A789]-10;[.$A$1]+[.A78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90]&gt;=10;[.$A$1]+[.A790]-10;[.$A$1]+[.A79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791]&gt;=10;[.$A$1]+[.A791]-10;[.$A$1]+[.A79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792]&gt;=10;[.$A$1]+[.A792]-10;[.$A$1]+[.A79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793]&gt;=10;[.$A$1]+[.A793]-10;[.$A$1]+[.A79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94]&gt;=10;[.$A$1]+[.A794]-10;[.$A$1]+[.A79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795]&gt;=10;[.$A$1]+[.A795]-10;[.$A$1]+[.A79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796]&gt;=10;[.$A$1]+[.A796]-10;[.$A$1]+[.A79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797]&gt;=10;[.$A$1]+[.A797]-10;[.$A$1]+[.A79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798]&gt;=10;[.$A$1]+[.A798]-10;[.$A$1]+[.A79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799]&gt;=10;[.$A$1]+[.A799]-10;[.$A$1]+[.A79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00]&gt;=10;[.$A$1]+[.A800]-10;[.$A$1]+[.A80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01]&gt;=10;[.$A$1]+[.A801]-10;[.$A$1]+[.A80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802]&gt;=10;[.$A$1]+[.A802]-10;[.$A$1]+[.A80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03]&gt;=10;[.$A$1]+[.A803]-10;[.$A$1]+[.A80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04]&gt;=10;[.$A$1]+[.A804]-10;[.$A$1]+[.A80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05]&gt;=10;[.$A$1]+[.A805]-10;[.$A$1]+[.A80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806]&gt;=10;[.$A$1]+[.A806]-10;[.$A$1]+[.A80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07]&gt;=10;[.$A$1]+[.A807]-10;[.$A$1]+[.A80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08]&gt;=10;[.$A$1]+[.A808]-10;[.$A$1]+[.A80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09]&gt;=10;[.$A$1]+[.A809]-10;[.$A$1]+[.A80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10]&gt;=10;[.$A$1]+[.A810]-10;[.$A$1]+[.A81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11]&gt;=10;[.$A$1]+[.A811]-10;[.$A$1]+[.A81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12]&gt;=10;[.$A$1]+[.A812]-10;[.$A$1]+[.A81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13]&gt;=10;[.$A$1]+[.A813]-10;[.$A$1]+[.A81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14]&gt;=10;[.$A$1]+[.A814]-10;[.$A$1]+[.A81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15]&gt;=10;[.$A$1]+[.A815]-10;[.$A$1]+[.A81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816]&gt;=10;[.$A$1]+[.A816]-10;[.$A$1]+[.A81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17]&gt;=10;[.$A$1]+[.A817]-10;[.$A$1]+[.A81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18]&gt;=10;[.$A$1]+[.A818]-10;[.$A$1]+[.A81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19]&gt;=10;[.$A$1]+[.A819]-10;[.$A$1]+[.A81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20]&gt;=10;[.$A$1]+[.A820]-10;[.$A$1]+[.A82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821]&gt;=10;[.$A$1]+[.A821]-10;[.$A$1]+[.A82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22]&gt;=10;[.$A$1]+[.A822]-10;[.$A$1]+[.A82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23]&gt;=10;[.$A$1]+[.A823]-10;[.$A$1]+[.A82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24]&gt;=10;[.$A$1]+[.A824]-10;[.$A$1]+[.A82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25]&gt;=10;[.$A$1]+[.A825]-10;[.$A$1]+[.A82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26]&gt;=10;[.$A$1]+[.A826]-10;[.$A$1]+[.A82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27]&gt;=10;[.$A$1]+[.A827]-10;[.$A$1]+[.A82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28]&gt;=10;[.$A$1]+[.A828]-10;[.$A$1]+[.A82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29]&gt;=10;[.$A$1]+[.A829]-10;[.$A$1]+[.A82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30]&gt;=10;[.$A$1]+[.A830]-10;[.$A$1]+[.A83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31]&gt;=10;[.$A$1]+[.A831]-10;[.$A$1]+[.A83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32]&gt;=10;[.$A$1]+[.A832]-10;[.$A$1]+[.A83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33]&gt;=10;[.$A$1]+[.A833]-10;[.$A$1]+[.A83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34]&gt;=10;[.$A$1]+[.A834]-10;[.$A$1]+[.A83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835]&gt;=10;[.$A$1]+[.A835]-10;[.$A$1]+[.A83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36]&gt;=10;[.$A$1]+[.A836]-10;[.$A$1]+[.A83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837]&gt;=10;[.$A$1]+[.A837]-10;[.$A$1]+[.A83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38]&gt;=10;[.$A$1]+[.A838]-10;[.$A$1]+[.A83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39]&gt;=10;[.$A$1]+[.A839]-10;[.$A$1]+[.A83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40]&gt;=10;[.$A$1]+[.A840]-10;[.$A$1]+[.A84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41]&gt;=10;[.$A$1]+[.A841]-10;[.$A$1]+[.A84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842]&gt;=10;[.$A$1]+[.A842]-10;[.$A$1]+[.A84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43]&gt;=10;[.$A$1]+[.A843]-10;[.$A$1]+[.A84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844]&gt;=10;[.$A$1]+[.A844]-10;[.$A$1]+[.A84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45]&gt;=10;[.$A$1]+[.A845]-10;[.$A$1]+[.A84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46]&gt;=10;[.$A$1]+[.A846]-10;[.$A$1]+[.A84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47]&gt;=10;[.$A$1]+[.A847]-10;[.$A$1]+[.A84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848]&gt;=10;[.$A$1]+[.A848]-10;[.$A$1]+[.A84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49]&gt;=10;[.$A$1]+[.A849]-10;[.$A$1]+[.A84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50]&gt;=10;[.$A$1]+[.A850]-10;[.$A$1]+[.A85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51]&gt;=10;[.$A$1]+[.A851]-10;[.$A$1]+[.A85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52]&gt;=10;[.$A$1]+[.A852]-10;[.$A$1]+[.A85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53]&gt;=10;[.$A$1]+[.A853]-10;[.$A$1]+[.A85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854]&gt;=10;[.$A$1]+[.A854]-10;[.$A$1]+[.A85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55]&gt;=10;[.$A$1]+[.A855]-10;[.$A$1]+[.A85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56]&gt;=10;[.$A$1]+[.A856]-10;[.$A$1]+[.A85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57]&gt;=10;[.$A$1]+[.A857]-10;[.$A$1]+[.A85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58]&gt;=10;[.$A$1]+[.A858]-10;[.$A$1]+[.A85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59]&gt;=10;[.$A$1]+[.A859]-10;[.$A$1]+[.A85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60]&gt;=10;[.$A$1]+[.A860]-10;[.$A$1]+[.A86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861]&gt;=10;[.$A$1]+[.A861]-10;[.$A$1]+[.A86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62]&gt;=10;[.$A$1]+[.A862]-10;[.$A$1]+[.A86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63]&gt;=10;[.$A$1]+[.A863]-10;[.$A$1]+[.A86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64]&gt;=10;[.$A$1]+[.A864]-10;[.$A$1]+[.A86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65]&gt;=10;[.$A$1]+[.A865]-10;[.$A$1]+[.A86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66]&gt;=10;[.$A$1]+[.A866]-10;[.$A$1]+[.A86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67]&gt;=10;[.$A$1]+[.A867]-10;[.$A$1]+[.A86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68]&gt;=10;[.$A$1]+[.A868]-10;[.$A$1]+[.A86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69]&gt;=10;[.$A$1]+[.A869]-10;[.$A$1]+[.A86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70]&gt;=10;[.$A$1]+[.A870]-10;[.$A$1]+[.A87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871]&gt;=10;[.$A$1]+[.A871]-10;[.$A$1]+[.A87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872]&gt;=10;[.$A$1]+[.A872]-10;[.$A$1]+[.A87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73]&gt;=10;[.$A$1]+[.A873]-10;[.$A$1]+[.A87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74]&gt;=10;[.$A$1]+[.A874]-10;[.$A$1]+[.A87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75]&gt;=10;[.$A$1]+[.A875]-10;[.$A$1]+[.A87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76]&gt;=10;[.$A$1]+[.A876]-10;[.$A$1]+[.A87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77]&gt;=10;[.$A$1]+[.A877]-10;[.$A$1]+[.A87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878]&gt;=10;[.$A$1]+[.A878]-10;[.$A$1]+[.A87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879]&gt;=10;[.$A$1]+[.A879]-10;[.$A$1]+[.A87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80]&gt;=10;[.$A$1]+[.A880]-10;[.$A$1]+[.A88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881]&gt;=10;[.$A$1]+[.A881]-10;[.$A$1]+[.A88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882]&gt;=10;[.$A$1]+[.A882]-10;[.$A$1]+[.A88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883]&gt;=10;[.$A$1]+[.A883]-10;[.$A$1]+[.A88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884]&gt;=10;[.$A$1]+[.A884]-10;[.$A$1]+[.A88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85]&gt;=10;[.$A$1]+[.A885]-10;[.$A$1]+[.A88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886]&gt;=10;[.$A$1]+[.A886]-10;[.$A$1]+[.A88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87]&gt;=10;[.$A$1]+[.A887]-10;[.$A$1]+[.A88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88]&gt;=10;[.$A$1]+[.A888]-10;[.$A$1]+[.A88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89]&gt;=10;[.$A$1]+[.A889]-10;[.$A$1]+[.A88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890]&gt;=10;[.$A$1]+[.A890]-10;[.$A$1]+[.A89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91]&gt;=10;[.$A$1]+[.A891]-10;[.$A$1]+[.A89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892]&gt;=10;[.$A$1]+[.A892]-10;[.$A$1]+[.A89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93]&gt;=10;[.$A$1]+[.A893]-10;[.$A$1]+[.A89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894]&gt;=10;[.$A$1]+[.A894]-10;[.$A$1]+[.A89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95]&gt;=10;[.$A$1]+[.A895]-10;[.$A$1]+[.A89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896]&gt;=10;[.$A$1]+[.A896]-10;[.$A$1]+[.A89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97]&gt;=10;[.$A$1]+[.A897]-10;[.$A$1]+[.A89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898]&gt;=10;[.$A$1]+[.A898]-10;[.$A$1]+[.A89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899]&gt;=10;[.$A$1]+[.A899]-10;[.$A$1]+[.A89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00]&gt;=10;[.$A$1]+[.A900]-10;[.$A$1]+[.A90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01]&gt;=10;[.$A$1]+[.A901]-10;[.$A$1]+[.A90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02]&gt;=10;[.$A$1]+[.A902]-10;[.$A$1]+[.A90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03]&gt;=10;[.$A$1]+[.A903]-10;[.$A$1]+[.A90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04]&gt;=10;[.$A$1]+[.A904]-10;[.$A$1]+[.A90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05]&gt;=10;[.$A$1]+[.A905]-10;[.$A$1]+[.A90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06]&gt;=10;[.$A$1]+[.A906]-10;[.$A$1]+[.A90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07]&gt;=10;[.$A$1]+[.A907]-10;[.$A$1]+[.A90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08]&gt;=10;[.$A$1]+[.A908]-10;[.$A$1]+[.A90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09]&gt;=10;[.$A$1]+[.A909]-10;[.$A$1]+[.A90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910]&gt;=10;[.$A$1]+[.A910]-10;[.$A$1]+[.A91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11]&gt;=10;[.$A$1]+[.A911]-10;[.$A$1]+[.A91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12]&gt;=10;[.$A$1]+[.A912]-10;[.$A$1]+[.A91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13]&gt;=10;[.$A$1]+[.A913]-10;[.$A$1]+[.A91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14]&gt;=10;[.$A$1]+[.A914]-10;[.$A$1]+[.A91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15]&gt;=10;[.$A$1]+[.A915]-10;[.$A$1]+[.A91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16]&gt;=10;[.$A$1]+[.A916]-10;[.$A$1]+[.A91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17]&gt;=10;[.$A$1]+[.A917]-10;[.$A$1]+[.A91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18]&gt;=10;[.$A$1]+[.A918]-10;[.$A$1]+[.A91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19]&gt;=10;[.$A$1]+[.A919]-10;[.$A$1]+[.A91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20]&gt;=10;[.$A$1]+[.A920]-10;[.$A$1]+[.A92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21]&gt;=10;[.$A$1]+[.A921]-10;[.$A$1]+[.A92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22]&gt;=10;[.$A$1]+[.A922]-10;[.$A$1]+[.A92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23]&gt;=10;[.$A$1]+[.A923]-10;[.$A$1]+[.A92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24]&gt;=10;[.$A$1]+[.A924]-10;[.$A$1]+[.A92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25]&gt;=10;[.$A$1]+[.A925]-10;[.$A$1]+[.A92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26]&gt;=10;[.$A$1]+[.A926]-10;[.$A$1]+[.A92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27]&gt;=10;[.$A$1]+[.A927]-10;[.$A$1]+[.A92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28]&gt;=10;[.$A$1]+[.A928]-10;[.$A$1]+[.A92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929]&gt;=10;[.$A$1]+[.A929]-10;[.$A$1]+[.A92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30]&gt;=10;[.$A$1]+[.A930]-10;[.$A$1]+[.A93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31]&gt;=10;[.$A$1]+[.A931]-10;[.$A$1]+[.A93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32]&gt;=10;[.$A$1]+[.A932]-10;[.$A$1]+[.A93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33]&gt;=10;[.$A$1]+[.A933]-10;[.$A$1]+[.A93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34]&gt;=10;[.$A$1]+[.A934]-10;[.$A$1]+[.A93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35]&gt;=10;[.$A$1]+[.A935]-10;[.$A$1]+[.A93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36]&gt;=10;[.$A$1]+[.A936]-10;[.$A$1]+[.A93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37]&gt;=10;[.$A$1]+[.A937]-10;[.$A$1]+[.A93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38]&gt;=10;[.$A$1]+[.A938]-10;[.$A$1]+[.A93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39]&gt;=10;[.$A$1]+[.A939]-10;[.$A$1]+[.A93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40]&gt;=10;[.$A$1]+[.A940]-10;[.$A$1]+[.A94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941]&gt;=10;[.$A$1]+[.A941]-10;[.$A$1]+[.A94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42]&gt;=10;[.$A$1]+[.A942]-10;[.$A$1]+[.A94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43]&gt;=10;[.$A$1]+[.A943]-10;[.$A$1]+[.A94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44]&gt;=10;[.$A$1]+[.A944]-10;[.$A$1]+[.A94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45]&gt;=10;[.$A$1]+[.A945]-10;[.$A$1]+[.A94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46]&gt;=10;[.$A$1]+[.A946]-10;[.$A$1]+[.A94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47]&gt;=10;[.$A$1]+[.A947]-10;[.$A$1]+[.A94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48]&gt;=10;[.$A$1]+[.A948]-10;[.$A$1]+[.A94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49]&gt;=10;[.$A$1]+[.A949]-10;[.$A$1]+[.A94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50]&gt;=10;[.$A$1]+[.A950]-10;[.$A$1]+[.A95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51]&gt;=10;[.$A$1]+[.A951]-10;[.$A$1]+[.A95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52]&gt;=10;[.$A$1]+[.A952]-10;[.$A$1]+[.A95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53]&gt;=10;[.$A$1]+[.A953]-10;[.$A$1]+[.A95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54]&gt;=10;[.$A$1]+[.A954]-10;[.$A$1]+[.A95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55]&gt;=10;[.$A$1]+[.A955]-10;[.$A$1]+[.A95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56]&gt;=10;[.$A$1]+[.A956]-10;[.$A$1]+[.A95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57]&gt;=10;[.$A$1]+[.A957]-10;[.$A$1]+[.A95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58]&gt;=10;[.$A$1]+[.A958]-10;[.$A$1]+[.A95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59]&gt;=10;[.$A$1]+[.A959]-10;[.$A$1]+[.A95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60]&gt;=10;[.$A$1]+[.A960]-10;[.$A$1]+[.A96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61]&gt;=10;[.$A$1]+[.A961]-10;[.$A$1]+[.A96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62]&gt;=10;[.$A$1]+[.A962]-10;[.$A$1]+[.A96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63]&gt;=10;[.$A$1]+[.A963]-10;[.$A$1]+[.A96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64]&gt;=10;[.$A$1]+[.A964]-10;[.$A$1]+[.A96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65]&gt;=10;[.$A$1]+[.A965]-10;[.$A$1]+[.A96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66]&gt;=10;[.$A$1]+[.A966]-10;[.$A$1]+[.A96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67]&gt;=10;[.$A$1]+[.A967]-10;[.$A$1]+[.A96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68]&gt;=10;[.$A$1]+[.A968]-10;[.$A$1]+[.A96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69]&gt;=10;[.$A$1]+[.A969]-10;[.$A$1]+[.A96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70]&gt;=10;[.$A$1]+[.A970]-10;[.$A$1]+[.A97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71]&gt;=10;[.$A$1]+[.A971]-10;[.$A$1]+[.A97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72]&gt;=10;[.$A$1]+[.A972]-10;[.$A$1]+[.A97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73]&gt;=10;[.$A$1]+[.A973]-10;[.$A$1]+[.A97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74]&gt;=10;[.$A$1]+[.A974]-10;[.$A$1]+[.A97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75]&gt;=10;[.$A$1]+[.A975]-10;[.$A$1]+[.A97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76]&gt;=10;[.$A$1]+[.A976]-10;[.$A$1]+[.A97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77]&gt;=10;[.$A$1]+[.A977]-10;[.$A$1]+[.A97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78]&gt;=10;[.$A$1]+[.A978]-10;[.$A$1]+[.A97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79]&gt;=10;[.$A$1]+[.A979]-10;[.$A$1]+[.A97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980]&gt;=10;[.$A$1]+[.A980]-10;[.$A$1]+[.A98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981]&gt;=10;[.$A$1]+[.A981]-10;[.$A$1]+[.A98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82]&gt;=10;[.$A$1]+[.A982]-10;[.$A$1]+[.A98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83]&gt;=10;[.$A$1]+[.A983]-10;[.$A$1]+[.A98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84]&gt;=10;[.$A$1]+[.A984]-10;[.$A$1]+[.A98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85]&gt;=10;[.$A$1]+[.A985]-10;[.$A$1]+[.A98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86]&gt;=10;[.$A$1]+[.A986]-10;[.$A$1]+[.A98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987]&gt;=10;[.$A$1]+[.A987]-10;[.$A$1]+[.A98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88]&gt;=10;[.$A$1]+[.A988]-10;[.$A$1]+[.A98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89]&gt;=10;[.$A$1]+[.A989]-10;[.$A$1]+[.A98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990]&gt;=10;[.$A$1]+[.A990]-10;[.$A$1]+[.A99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91]&gt;=10;[.$A$1]+[.A991]-10;[.$A$1]+[.A99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92]&gt;=10;[.$A$1]+[.A992]-10;[.$A$1]+[.A99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993]&gt;=10;[.$A$1]+[.A993]-10;[.$A$1]+[.A99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994]&gt;=10;[.$A$1]+[.A994]-10;[.$A$1]+[.A99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95]&gt;=10;[.$A$1]+[.A995]-10;[.$A$1]+[.A99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996]&gt;=10;[.$A$1]+[.A996]-10;[.$A$1]+[.A99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997]&gt;=10;[.$A$1]+[.A997]-10;[.$A$1]+[.A99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998]&gt;=10;[.$A$1]+[.A998]-10;[.$A$1]+[.A99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999]&gt;=10;[.$A$1]+[.A999]-10;[.$A$1]+[.A99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00]&gt;=10;[.$A$1]+[.A1000]-10;[.$A$1]+[.A100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01]&gt;=10;[.$A$1]+[.A1001]-10;[.$A$1]+[.A100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02]&gt;=10;[.$A$1]+[.A1002]-10;[.$A$1]+[.A100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03]&gt;=10;[.$A$1]+[.A1003]-10;[.$A$1]+[.A100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04]&gt;=10;[.$A$1]+[.A1004]-10;[.$A$1]+[.A100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05]&gt;=10;[.$A$1]+[.A1005]-10;[.$A$1]+[.A100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06]&gt;=10;[.$A$1]+[.A1006]-10;[.$A$1]+[.A100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007]&gt;=10;[.$A$1]+[.A1007]-10;[.$A$1]+[.A100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08]&gt;=10;[.$A$1]+[.A1008]-10;[.$A$1]+[.A100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09]&gt;=10;[.$A$1]+[.A1009]-10;[.$A$1]+[.A100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010]&gt;=10;[.$A$1]+[.A1010]-10;[.$A$1]+[.A101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11]&gt;=10;[.$A$1]+[.A1011]-10;[.$A$1]+[.A101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12]&gt;=10;[.$A$1]+[.A1012]-10;[.$A$1]+[.A101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13]&gt;=10;[.$A$1]+[.A1013]-10;[.$A$1]+[.A101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14]&gt;=10;[.$A$1]+[.A1014]-10;[.$A$1]+[.A101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15]&gt;=10;[.$A$1]+[.A1015]-10;[.$A$1]+[.A101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16]&gt;=10;[.$A$1]+[.A1016]-10;[.$A$1]+[.A101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17]&gt;=10;[.$A$1]+[.A1017]-10;[.$A$1]+[.A101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18]&gt;=10;[.$A$1]+[.A1018]-10;[.$A$1]+[.A101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19]&gt;=10;[.$A$1]+[.A1019]-10;[.$A$1]+[.A101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20]&gt;=10;[.$A$1]+[.A1020]-10;[.$A$1]+[.A102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21]&gt;=10;[.$A$1]+[.A1021]-10;[.$A$1]+[.A102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22]&gt;=10;[.$A$1]+[.A1022]-10;[.$A$1]+[.A102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23]&gt;=10;[.$A$1]+[.A1023]-10;[.$A$1]+[.A102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24]&gt;=10;[.$A$1]+[.A1024]-10;[.$A$1]+[.A102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025]&gt;=10;[.$A$1]+[.A1025]-10;[.$A$1]+[.A102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26]&gt;=10;[.$A$1]+[.A1026]-10;[.$A$1]+[.A102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027]&gt;=10;[.$A$1]+[.A1027]-10;[.$A$1]+[.A102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28]&gt;=10;[.$A$1]+[.A1028]-10;[.$A$1]+[.A102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29]&gt;=10;[.$A$1]+[.A1029]-10;[.$A$1]+[.A102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30]&gt;=10;[.$A$1]+[.A1030]-10;[.$A$1]+[.A103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31]&gt;=10;[.$A$1]+[.A1031]-10;[.$A$1]+[.A103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32]&gt;=10;[.$A$1]+[.A1032]-10;[.$A$1]+[.A103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33]&gt;=10;[.$A$1]+[.A1033]-10;[.$A$1]+[.A103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34]&gt;=10;[.$A$1]+[.A1034]-10;[.$A$1]+[.A103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35]&gt;=10;[.$A$1]+[.A1035]-10;[.$A$1]+[.A103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36]&gt;=10;[.$A$1]+[.A1036]-10;[.$A$1]+[.A103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37]&gt;=10;[.$A$1]+[.A1037]-10;[.$A$1]+[.A103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38]&gt;=10;[.$A$1]+[.A1038]-10;[.$A$1]+[.A103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39]&gt;=10;[.$A$1]+[.A1039]-10;[.$A$1]+[.A103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40]&gt;=10;[.$A$1]+[.A1040]-10;[.$A$1]+[.A104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41]&gt;=10;[.$A$1]+[.A1041]-10;[.$A$1]+[.A104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42]&gt;=10;[.$A$1]+[.A1042]-10;[.$A$1]+[.A104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043]&gt;=10;[.$A$1]+[.A1043]-10;[.$A$1]+[.A104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44]&gt;=10;[.$A$1]+[.A1044]-10;[.$A$1]+[.A104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45]&gt;=10;[.$A$1]+[.A1045]-10;[.$A$1]+[.A104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46]&gt;=10;[.$A$1]+[.A1046]-10;[.$A$1]+[.A104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047]&gt;=10;[.$A$1]+[.A1047]-10;[.$A$1]+[.A104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48]&gt;=10;[.$A$1]+[.A1048]-10;[.$A$1]+[.A104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49]&gt;=10;[.$A$1]+[.A1049]-10;[.$A$1]+[.A104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50]&gt;=10;[.$A$1]+[.A1050]-10;[.$A$1]+[.A105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051]&gt;=10;[.$A$1]+[.A1051]-10;[.$A$1]+[.A105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52]&gt;=10;[.$A$1]+[.A1052]-10;[.$A$1]+[.A105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53]&gt;=10;[.$A$1]+[.A1053]-10;[.$A$1]+[.A105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54]&gt;=10;[.$A$1]+[.A1054]-10;[.$A$1]+[.A105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055]&gt;=10;[.$A$1]+[.A1055]-10;[.$A$1]+[.A105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056]&gt;=10;[.$A$1]+[.A1056]-10;[.$A$1]+[.A105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57]&gt;=10;[.$A$1]+[.A1057]-10;[.$A$1]+[.A105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58]&gt;=10;[.$A$1]+[.A1058]-10;[.$A$1]+[.A105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59]&gt;=10;[.$A$1]+[.A1059]-10;[.$A$1]+[.A105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60]&gt;=10;[.$A$1]+[.A1060]-10;[.$A$1]+[.A106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61]&gt;=10;[.$A$1]+[.A1061]-10;[.$A$1]+[.A106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62]&gt;=10;[.$A$1]+[.A1062]-10;[.$A$1]+[.A106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63]&gt;=10;[.$A$1]+[.A1063]-10;[.$A$1]+[.A106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064]&gt;=10;[.$A$1]+[.A1064]-10;[.$A$1]+[.A106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65]&gt;=10;[.$A$1]+[.A1065]-10;[.$A$1]+[.A106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66]&gt;=10;[.$A$1]+[.A1066]-10;[.$A$1]+[.A106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67]&gt;=10;[.$A$1]+[.A1067]-10;[.$A$1]+[.A106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68]&gt;=10;[.$A$1]+[.A1068]-10;[.$A$1]+[.A106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69]&gt;=10;[.$A$1]+[.A1069]-10;[.$A$1]+[.A106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070]&gt;=10;[.$A$1]+[.A1070]-10;[.$A$1]+[.A107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71]&gt;=10;[.$A$1]+[.A1071]-10;[.$A$1]+[.A107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72]&gt;=10;[.$A$1]+[.A1072]-10;[.$A$1]+[.A107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73]&gt;=10;[.$A$1]+[.A1073]-10;[.$A$1]+[.A107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74]&gt;=10;[.$A$1]+[.A1074]-10;[.$A$1]+[.A107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75]&gt;=10;[.$A$1]+[.A1075]-10;[.$A$1]+[.A107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076]&gt;=10;[.$A$1]+[.A1076]-10;[.$A$1]+[.A107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077]&gt;=10;[.$A$1]+[.A1077]-10;[.$A$1]+[.A107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78]&gt;=10;[.$A$1]+[.A1078]-10;[.$A$1]+[.A107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79]&gt;=10;[.$A$1]+[.A1079]-10;[.$A$1]+[.A107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80]&gt;=10;[.$A$1]+[.A1080]-10;[.$A$1]+[.A108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81]&gt;=10;[.$A$1]+[.A1081]-10;[.$A$1]+[.A108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082]&gt;=10;[.$A$1]+[.A1082]-10;[.$A$1]+[.A108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83]&gt;=10;[.$A$1]+[.A1083]-10;[.$A$1]+[.A108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84]&gt;=10;[.$A$1]+[.A1084]-10;[.$A$1]+[.A108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085]&gt;=10;[.$A$1]+[.A1085]-10;[.$A$1]+[.A108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86]&gt;=10;[.$A$1]+[.A1086]-10;[.$A$1]+[.A108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87]&gt;=10;[.$A$1]+[.A1087]-10;[.$A$1]+[.A108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88]&gt;=10;[.$A$1]+[.A1088]-10;[.$A$1]+[.A108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89]&gt;=10;[.$A$1]+[.A1089]-10;[.$A$1]+[.A108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90]&gt;=10;[.$A$1]+[.A1090]-10;[.$A$1]+[.A109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091]&gt;=10;[.$A$1]+[.A1091]-10;[.$A$1]+[.A109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92]&gt;=10;[.$A$1]+[.A1092]-10;[.$A$1]+[.A109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093]&gt;=10;[.$A$1]+[.A1093]-10;[.$A$1]+[.A109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094]&gt;=10;[.$A$1]+[.A1094]-10;[.$A$1]+[.A109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95]&gt;=10;[.$A$1]+[.A1095]-10;[.$A$1]+[.A109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096]&gt;=10;[.$A$1]+[.A1096]-10;[.$A$1]+[.A109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097]&gt;=10;[.$A$1]+[.A1097]-10;[.$A$1]+[.A109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98]&gt;=10;[.$A$1]+[.A1098]-10;[.$A$1]+[.A109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099]&gt;=10;[.$A$1]+[.A1099]-10;[.$A$1]+[.A109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00]&gt;=10;[.$A$1]+[.A1100]-10;[.$A$1]+[.A110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101]&gt;=10;[.$A$1]+[.A1101]-10;[.$A$1]+[.A110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02]&gt;=10;[.$A$1]+[.A1102]-10;[.$A$1]+[.A110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03]&gt;=10;[.$A$1]+[.A1103]-10;[.$A$1]+[.A110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04]&gt;=10;[.$A$1]+[.A1104]-10;[.$A$1]+[.A110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105]&gt;=10;[.$A$1]+[.A1105]-10;[.$A$1]+[.A110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06]&gt;=10;[.$A$1]+[.A1106]-10;[.$A$1]+[.A110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07]&gt;=10;[.$A$1]+[.A1107]-10;[.$A$1]+[.A110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08]&gt;=10;[.$A$1]+[.A1108]-10;[.$A$1]+[.A110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09]&gt;=10;[.$A$1]+[.A1109]-10;[.$A$1]+[.A110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10]&gt;=10;[.$A$1]+[.A1110]-10;[.$A$1]+[.A111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11]&gt;=10;[.$A$1]+[.A1111]-10;[.$A$1]+[.A111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12]&gt;=10;[.$A$1]+[.A1112]-10;[.$A$1]+[.A111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13]&gt;=10;[.$A$1]+[.A1113]-10;[.$A$1]+[.A111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14]&gt;=10;[.$A$1]+[.A1114]-10;[.$A$1]+[.A111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15]&gt;=10;[.$A$1]+[.A1115]-10;[.$A$1]+[.A111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16]&gt;=10;[.$A$1]+[.A1116]-10;[.$A$1]+[.A111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17]&gt;=10;[.$A$1]+[.A1117]-10;[.$A$1]+[.A111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18]&gt;=10;[.$A$1]+[.A1118]-10;[.$A$1]+[.A111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19]&gt;=10;[.$A$1]+[.A1119]-10;[.$A$1]+[.A111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20]&gt;=10;[.$A$1]+[.A1120]-10;[.$A$1]+[.A112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21]&gt;=10;[.$A$1]+[.A1121]-10;[.$A$1]+[.A112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22]&gt;=10;[.$A$1]+[.A1122]-10;[.$A$1]+[.A112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23]&gt;=10;[.$A$1]+[.A1123]-10;[.$A$1]+[.A112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24]&gt;=10;[.$A$1]+[.A1124]-10;[.$A$1]+[.A112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25]&gt;=10;[.$A$1]+[.A1125]-10;[.$A$1]+[.A112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26]&gt;=10;[.$A$1]+[.A1126]-10;[.$A$1]+[.A112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27]&gt;=10;[.$A$1]+[.A1127]-10;[.$A$1]+[.A112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28]&gt;=10;[.$A$1]+[.A1128]-10;[.$A$1]+[.A112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29]&gt;=10;[.$A$1]+[.A1129]-10;[.$A$1]+[.A112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30]&gt;=10;[.$A$1]+[.A1130]-10;[.$A$1]+[.A113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31]&gt;=10;[.$A$1]+[.A1131]-10;[.$A$1]+[.A113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32]&gt;=10;[.$A$1]+[.A1132]-10;[.$A$1]+[.A113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33]&gt;=10;[.$A$1]+[.A1133]-10;[.$A$1]+[.A113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34]&gt;=10;[.$A$1]+[.A1134]-10;[.$A$1]+[.A113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35]&gt;=10;[.$A$1]+[.A1135]-10;[.$A$1]+[.A113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36]&gt;=10;[.$A$1]+[.A1136]-10;[.$A$1]+[.A113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37]&gt;=10;[.$A$1]+[.A1137]-10;[.$A$1]+[.A113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38]&gt;=10;[.$A$1]+[.A1138]-10;[.$A$1]+[.A113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139]&gt;=10;[.$A$1]+[.A1139]-10;[.$A$1]+[.A113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40]&gt;=10;[.$A$1]+[.A1140]-10;[.$A$1]+[.A114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41]&gt;=10;[.$A$1]+[.A1141]-10;[.$A$1]+[.A114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42]&gt;=10;[.$A$1]+[.A1142]-10;[.$A$1]+[.A114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43]&gt;=10;[.$A$1]+[.A1143]-10;[.$A$1]+[.A114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44]&gt;=10;[.$A$1]+[.A1144]-10;[.$A$1]+[.A114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45]&gt;=10;[.$A$1]+[.A1145]-10;[.$A$1]+[.A114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46]&gt;=10;[.$A$1]+[.A1146]-10;[.$A$1]+[.A114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147]&gt;=10;[.$A$1]+[.A1147]-10;[.$A$1]+[.A114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48]&gt;=10;[.$A$1]+[.A1148]-10;[.$A$1]+[.A114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49]&gt;=10;[.$A$1]+[.A1149]-10;[.$A$1]+[.A114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50]&gt;=10;[.$A$1]+[.A1150]-10;[.$A$1]+[.A115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51]&gt;=10;[.$A$1]+[.A1151]-10;[.$A$1]+[.A115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52]&gt;=10;[.$A$1]+[.A1152]-10;[.$A$1]+[.A115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153]&gt;=10;[.$A$1]+[.A1153]-10;[.$A$1]+[.A115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54]&gt;=10;[.$A$1]+[.A1154]-10;[.$A$1]+[.A115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55]&gt;=10;[.$A$1]+[.A1155]-10;[.$A$1]+[.A115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56]&gt;=10;[.$A$1]+[.A1156]-10;[.$A$1]+[.A115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57]&gt;=10;[.$A$1]+[.A1157]-10;[.$A$1]+[.A115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58]&gt;=10;[.$A$1]+[.A1158]-10;[.$A$1]+[.A115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59]&gt;=10;[.$A$1]+[.A1159]-10;[.$A$1]+[.A115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60]&gt;=10;[.$A$1]+[.A1160]-10;[.$A$1]+[.A116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61]&gt;=10;[.$A$1]+[.A1161]-10;[.$A$1]+[.A116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62]&gt;=10;[.$A$1]+[.A1162]-10;[.$A$1]+[.A116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63]&gt;=10;[.$A$1]+[.A1163]-10;[.$A$1]+[.A116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64]&gt;=10;[.$A$1]+[.A1164]-10;[.$A$1]+[.A116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65]&gt;=10;[.$A$1]+[.A1165]-10;[.$A$1]+[.A116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66]&gt;=10;[.$A$1]+[.A1166]-10;[.$A$1]+[.A116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67]&gt;=10;[.$A$1]+[.A1167]-10;[.$A$1]+[.A116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68]&gt;=10;[.$A$1]+[.A1168]-10;[.$A$1]+[.A116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69]&gt;=10;[.$A$1]+[.A1169]-10;[.$A$1]+[.A116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70]&gt;=10;[.$A$1]+[.A1170]-10;[.$A$1]+[.A117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71]&gt;=10;[.$A$1]+[.A1171]-10;[.$A$1]+[.A117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72]&gt;=10;[.$A$1]+[.A1172]-10;[.$A$1]+[.A117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73]&gt;=10;[.$A$1]+[.A1173]-10;[.$A$1]+[.A117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74]&gt;=10;[.$A$1]+[.A1174]-10;[.$A$1]+[.A117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75]&gt;=10;[.$A$1]+[.A1175]-10;[.$A$1]+[.A117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76]&gt;=10;[.$A$1]+[.A1176]-10;[.$A$1]+[.A117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77]&gt;=10;[.$A$1]+[.A1177]-10;[.$A$1]+[.A117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78]&gt;=10;[.$A$1]+[.A1178]-10;[.$A$1]+[.A117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79]&gt;=10;[.$A$1]+[.A1179]-10;[.$A$1]+[.A117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80]&gt;=10;[.$A$1]+[.A1180]-10;[.$A$1]+[.A118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181]&gt;=10;[.$A$1]+[.A1181]-10;[.$A$1]+[.A118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82]&gt;=10;[.$A$1]+[.A1182]-10;[.$A$1]+[.A118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83]&gt;=10;[.$A$1]+[.A1183]-10;[.$A$1]+[.A118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184]&gt;=10;[.$A$1]+[.A1184]-10;[.$A$1]+[.A118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85]&gt;=10;[.$A$1]+[.A1185]-10;[.$A$1]+[.A118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86]&gt;=10;[.$A$1]+[.A1186]-10;[.$A$1]+[.A118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87]&gt;=10;[.$A$1]+[.A1187]-10;[.$A$1]+[.A118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88]&gt;=10;[.$A$1]+[.A1188]-10;[.$A$1]+[.A118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89]&gt;=10;[.$A$1]+[.A1189]-10;[.$A$1]+[.A118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190]&gt;=10;[.$A$1]+[.A1190]-10;[.$A$1]+[.A119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91]&gt;=10;[.$A$1]+[.A1191]-10;[.$A$1]+[.A119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92]&gt;=10;[.$A$1]+[.A1192]-10;[.$A$1]+[.A119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93]&gt;=10;[.$A$1]+[.A1193]-10;[.$A$1]+[.A119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194]&gt;=10;[.$A$1]+[.A1194]-10;[.$A$1]+[.A119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195]&gt;=10;[.$A$1]+[.A1195]-10;[.$A$1]+[.A119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196]&gt;=10;[.$A$1]+[.A1196]-10;[.$A$1]+[.A119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197]&gt;=10;[.$A$1]+[.A1197]-10;[.$A$1]+[.A119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198]&gt;=10;[.$A$1]+[.A1198]-10;[.$A$1]+[.A119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199]&gt;=10;[.$A$1]+[.A1199]-10;[.$A$1]+[.A119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00]&gt;=10;[.$A$1]+[.A1200]-10;[.$A$1]+[.A120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01]&gt;=10;[.$A$1]+[.A1201]-10;[.$A$1]+[.A120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02]&gt;=10;[.$A$1]+[.A1202]-10;[.$A$1]+[.A120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03]&gt;=10;[.$A$1]+[.A1203]-10;[.$A$1]+[.A120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04]&gt;=10;[.$A$1]+[.A1204]-10;[.$A$1]+[.A120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05]&gt;=10;[.$A$1]+[.A1205]-10;[.$A$1]+[.A120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206]&gt;=10;[.$A$1]+[.A1206]-10;[.$A$1]+[.A120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07]&gt;=10;[.$A$1]+[.A1207]-10;[.$A$1]+[.A120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08]&gt;=10;[.$A$1]+[.A1208]-10;[.$A$1]+[.A120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09]&gt;=10;[.$A$1]+[.A1209]-10;[.$A$1]+[.A120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10]&gt;=10;[.$A$1]+[.A1210]-10;[.$A$1]+[.A121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11]&gt;=10;[.$A$1]+[.A1211]-10;[.$A$1]+[.A121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12]&gt;=10;[.$A$1]+[.A1212]-10;[.$A$1]+[.A121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213]&gt;=10;[.$A$1]+[.A1213]-10;[.$A$1]+[.A121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14]&gt;=10;[.$A$1]+[.A1214]-10;[.$A$1]+[.A121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15]&gt;=10;[.$A$1]+[.A1215]-10;[.$A$1]+[.A121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16]&gt;=10;[.$A$1]+[.A1216]-10;[.$A$1]+[.A121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217]&gt;=10;[.$A$1]+[.A1217]-10;[.$A$1]+[.A121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218]&gt;=10;[.$A$1]+[.A1218]-10;[.$A$1]+[.A121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19]&gt;=10;[.$A$1]+[.A1219]-10;[.$A$1]+[.A121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20]&gt;=10;[.$A$1]+[.A1220]-10;[.$A$1]+[.A122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21]&gt;=10;[.$A$1]+[.A1221]-10;[.$A$1]+[.A122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222]&gt;=10;[.$A$1]+[.A1222]-10;[.$A$1]+[.A122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223]&gt;=10;[.$A$1]+[.A1223]-10;[.$A$1]+[.A122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224]&gt;=10;[.$A$1]+[.A1224]-10;[.$A$1]+[.A122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25]&gt;=10;[.$A$1]+[.A1225]-10;[.$A$1]+[.A122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26]&gt;=10;[.$A$1]+[.A1226]-10;[.$A$1]+[.A122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27]&gt;=10;[.$A$1]+[.A1227]-10;[.$A$1]+[.A122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28]&gt;=10;[.$A$1]+[.A1228]-10;[.$A$1]+[.A122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229]&gt;=10;[.$A$1]+[.A1229]-10;[.$A$1]+[.A122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230]&gt;=10;[.$A$1]+[.A1230]-10;[.$A$1]+[.A123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231]&gt;=10;[.$A$1]+[.A1231]-10;[.$A$1]+[.A123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32]&gt;=10;[.$A$1]+[.A1232]-10;[.$A$1]+[.A123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33]&gt;=10;[.$A$1]+[.A1233]-10;[.$A$1]+[.A123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34]&gt;=10;[.$A$1]+[.A1234]-10;[.$A$1]+[.A123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35]&gt;=10;[.$A$1]+[.A1235]-10;[.$A$1]+[.A123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36]&gt;=10;[.$A$1]+[.A1236]-10;[.$A$1]+[.A123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37]&gt;=10;[.$A$1]+[.A1237]-10;[.$A$1]+[.A123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38]&gt;=10;[.$A$1]+[.A1238]-10;[.$A$1]+[.A123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39]&gt;=10;[.$A$1]+[.A1239]-10;[.$A$1]+[.A123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240]&gt;=10;[.$A$1]+[.A1240]-10;[.$A$1]+[.A124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41]&gt;=10;[.$A$1]+[.A1241]-10;[.$A$1]+[.A124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42]&gt;=10;[.$A$1]+[.A1242]-10;[.$A$1]+[.A124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43]&gt;=10;[.$A$1]+[.A1243]-10;[.$A$1]+[.A124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44]&gt;=10;[.$A$1]+[.A1244]-10;[.$A$1]+[.A124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45]&gt;=10;[.$A$1]+[.A1245]-10;[.$A$1]+[.A124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46]&gt;=10;[.$A$1]+[.A1246]-10;[.$A$1]+[.A124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247]&gt;=10;[.$A$1]+[.A1247]-10;[.$A$1]+[.A124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48]&gt;=10;[.$A$1]+[.A1248]-10;[.$A$1]+[.A124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49]&gt;=10;[.$A$1]+[.A1249]-10;[.$A$1]+[.A124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50]&gt;=10;[.$A$1]+[.A1250]-10;[.$A$1]+[.A125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251]&gt;=10;[.$A$1]+[.A1251]-10;[.$A$1]+[.A125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52]&gt;=10;[.$A$1]+[.A1252]-10;[.$A$1]+[.A125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53]&gt;=10;[.$A$1]+[.A1253]-10;[.$A$1]+[.A125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54]&gt;=10;[.$A$1]+[.A1254]-10;[.$A$1]+[.A125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55]&gt;=10;[.$A$1]+[.A1255]-10;[.$A$1]+[.A125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256]&gt;=10;[.$A$1]+[.A1256]-10;[.$A$1]+[.A125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57]&gt;=10;[.$A$1]+[.A1257]-10;[.$A$1]+[.A125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58]&gt;=10;[.$A$1]+[.A1258]-10;[.$A$1]+[.A125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59]&gt;=10;[.$A$1]+[.A1259]-10;[.$A$1]+[.A125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60]&gt;=10;[.$A$1]+[.A1260]-10;[.$A$1]+[.A126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261]&gt;=10;[.$A$1]+[.A1261]-10;[.$A$1]+[.A126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262]&gt;=10;[.$A$1]+[.A1262]-10;[.$A$1]+[.A126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63]&gt;=10;[.$A$1]+[.A1263]-10;[.$A$1]+[.A126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264]&gt;=10;[.$A$1]+[.A1264]-10;[.$A$1]+[.A126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65]&gt;=10;[.$A$1]+[.A1265]-10;[.$A$1]+[.A126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266]&gt;=10;[.$A$1]+[.A1266]-10;[.$A$1]+[.A126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67]&gt;=10;[.$A$1]+[.A1267]-10;[.$A$1]+[.A126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68]&gt;=10;[.$A$1]+[.A1268]-10;[.$A$1]+[.A126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69]&gt;=10;[.$A$1]+[.A1269]-10;[.$A$1]+[.A126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70]&gt;=10;[.$A$1]+[.A1270]-10;[.$A$1]+[.A127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71]&gt;=10;[.$A$1]+[.A1271]-10;[.$A$1]+[.A127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272]&gt;=10;[.$A$1]+[.A1272]-10;[.$A$1]+[.A127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73]&gt;=10;[.$A$1]+[.A1273]-10;[.$A$1]+[.A127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74]&gt;=10;[.$A$1]+[.A1274]-10;[.$A$1]+[.A127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75]&gt;=10;[.$A$1]+[.A1275]-10;[.$A$1]+[.A127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76]&gt;=10;[.$A$1]+[.A1276]-10;[.$A$1]+[.A127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77]&gt;=10;[.$A$1]+[.A1277]-10;[.$A$1]+[.A127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278]&gt;=10;[.$A$1]+[.A1278]-10;[.$A$1]+[.A127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79]&gt;=10;[.$A$1]+[.A1279]-10;[.$A$1]+[.A127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80]&gt;=10;[.$A$1]+[.A1280]-10;[.$A$1]+[.A128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81]&gt;=10;[.$A$1]+[.A1281]-10;[.$A$1]+[.A128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82]&gt;=10;[.$A$1]+[.A1282]-10;[.$A$1]+[.A128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283]&gt;=10;[.$A$1]+[.A1283]-10;[.$A$1]+[.A128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84]&gt;=10;[.$A$1]+[.A1284]-10;[.$A$1]+[.A128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285]&gt;=10;[.$A$1]+[.A1285]-10;[.$A$1]+[.A128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286]&gt;=10;[.$A$1]+[.A1286]-10;[.$A$1]+[.A128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87]&gt;=10;[.$A$1]+[.A1287]-10;[.$A$1]+[.A128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88]&gt;=10;[.$A$1]+[.A1288]-10;[.$A$1]+[.A128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289]&gt;=10;[.$A$1]+[.A1289]-10;[.$A$1]+[.A128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90]&gt;=10;[.$A$1]+[.A1290]-10;[.$A$1]+[.A129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91]&gt;=10;[.$A$1]+[.A1291]-10;[.$A$1]+[.A129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292]&gt;=10;[.$A$1]+[.A1292]-10;[.$A$1]+[.A129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293]&gt;=10;[.$A$1]+[.A1293]-10;[.$A$1]+[.A129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94]&gt;=10;[.$A$1]+[.A1294]-10;[.$A$1]+[.A129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95]&gt;=10;[.$A$1]+[.A1295]-10;[.$A$1]+[.A129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96]&gt;=10;[.$A$1]+[.A1296]-10;[.$A$1]+[.A129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297]&gt;=10;[.$A$1]+[.A1297]-10;[.$A$1]+[.A129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298]&gt;=10;[.$A$1]+[.A1298]-10;[.$A$1]+[.A129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299]&gt;=10;[.$A$1]+[.A1299]-10;[.$A$1]+[.A129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00]&gt;=10;[.$A$1]+[.A1300]-10;[.$A$1]+[.A130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01]&gt;=10;[.$A$1]+[.A1301]-10;[.$A$1]+[.A130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02]&gt;=10;[.$A$1]+[.A1302]-10;[.$A$1]+[.A130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03]&gt;=10;[.$A$1]+[.A1303]-10;[.$A$1]+[.A130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304]&gt;=10;[.$A$1]+[.A1304]-10;[.$A$1]+[.A130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05]&gt;=10;[.$A$1]+[.A1305]-10;[.$A$1]+[.A130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306]&gt;=10;[.$A$1]+[.A1306]-10;[.$A$1]+[.A130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07]&gt;=10;[.$A$1]+[.A1307]-10;[.$A$1]+[.A130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08]&gt;=10;[.$A$1]+[.A1308]-10;[.$A$1]+[.A130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309]&gt;=10;[.$A$1]+[.A1309]-10;[.$A$1]+[.A130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10]&gt;=10;[.$A$1]+[.A1310]-10;[.$A$1]+[.A131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11]&gt;=10;[.$A$1]+[.A1311]-10;[.$A$1]+[.A131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12]&gt;=10;[.$A$1]+[.A1312]-10;[.$A$1]+[.A131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13]&gt;=10;[.$A$1]+[.A1313]-10;[.$A$1]+[.A131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14]&gt;=10;[.$A$1]+[.A1314]-10;[.$A$1]+[.A131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15]&gt;=10;[.$A$1]+[.A1315]-10;[.$A$1]+[.A131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316]&gt;=10;[.$A$1]+[.A1316]-10;[.$A$1]+[.A131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17]&gt;=10;[.$A$1]+[.A1317]-10;[.$A$1]+[.A131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18]&gt;=10;[.$A$1]+[.A1318]-10;[.$A$1]+[.A131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19]&gt;=10;[.$A$1]+[.A1319]-10;[.$A$1]+[.A131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20]&gt;=10;[.$A$1]+[.A1320]-10;[.$A$1]+[.A132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321]&gt;=10;[.$A$1]+[.A1321]-10;[.$A$1]+[.A132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22]&gt;=10;[.$A$1]+[.A1322]-10;[.$A$1]+[.A132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23]&gt;=10;[.$A$1]+[.A1323]-10;[.$A$1]+[.A132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24]&gt;=10;[.$A$1]+[.A1324]-10;[.$A$1]+[.A132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25]&gt;=10;[.$A$1]+[.A1325]-10;[.$A$1]+[.A132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26]&gt;=10;[.$A$1]+[.A1326]-10;[.$A$1]+[.A132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27]&gt;=10;[.$A$1]+[.A1327]-10;[.$A$1]+[.A132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28]&gt;=10;[.$A$1]+[.A1328]-10;[.$A$1]+[.A132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29]&gt;=10;[.$A$1]+[.A1329]-10;[.$A$1]+[.A132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30]&gt;=10;[.$A$1]+[.A1330]-10;[.$A$1]+[.A133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31]&gt;=10;[.$A$1]+[.A1331]-10;[.$A$1]+[.A133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32]&gt;=10;[.$A$1]+[.A1332]-10;[.$A$1]+[.A133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33]&gt;=10;[.$A$1]+[.A1333]-10;[.$A$1]+[.A133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34]&gt;=10;[.$A$1]+[.A1334]-10;[.$A$1]+[.A133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335]&gt;=10;[.$A$1]+[.A1335]-10;[.$A$1]+[.A133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36]&gt;=10;[.$A$1]+[.A1336]-10;[.$A$1]+[.A133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37]&gt;=10;[.$A$1]+[.A1337]-10;[.$A$1]+[.A133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38]&gt;=10;[.$A$1]+[.A1338]-10;[.$A$1]+[.A133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39]&gt;=10;[.$A$1]+[.A1339]-10;[.$A$1]+[.A133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40]&gt;=10;[.$A$1]+[.A1340]-10;[.$A$1]+[.A134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41]&gt;=10;[.$A$1]+[.A1341]-10;[.$A$1]+[.A134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342]&gt;=10;[.$A$1]+[.A1342]-10;[.$A$1]+[.A134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343]&gt;=10;[.$A$1]+[.A1343]-10;[.$A$1]+[.A134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344]&gt;=10;[.$A$1]+[.A1344]-10;[.$A$1]+[.A134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45]&gt;=10;[.$A$1]+[.A1345]-10;[.$A$1]+[.A134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346]&gt;=10;[.$A$1]+[.A1346]-10;[.$A$1]+[.A134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47]&gt;=10;[.$A$1]+[.A1347]-10;[.$A$1]+[.A134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48]&gt;=10;[.$A$1]+[.A1348]-10;[.$A$1]+[.A134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49]&gt;=10;[.$A$1]+[.A1349]-10;[.$A$1]+[.A134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50]&gt;=10;[.$A$1]+[.A1350]-10;[.$A$1]+[.A135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51]&gt;=10;[.$A$1]+[.A1351]-10;[.$A$1]+[.A135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52]&gt;=10;[.$A$1]+[.A1352]-10;[.$A$1]+[.A135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353]&gt;=10;[.$A$1]+[.A1353]-10;[.$A$1]+[.A135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54]&gt;=10;[.$A$1]+[.A1354]-10;[.$A$1]+[.A135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55]&gt;=10;[.$A$1]+[.A1355]-10;[.$A$1]+[.A135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356]&gt;=10;[.$A$1]+[.A1356]-10;[.$A$1]+[.A135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57]&gt;=10;[.$A$1]+[.A1357]-10;[.$A$1]+[.A135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58]&gt;=10;[.$A$1]+[.A1358]-10;[.$A$1]+[.A135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59]&gt;=10;[.$A$1]+[.A1359]-10;[.$A$1]+[.A135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60]&gt;=10;[.$A$1]+[.A1360]-10;[.$A$1]+[.A136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61]&gt;=10;[.$A$1]+[.A1361]-10;[.$A$1]+[.A136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62]&gt;=10;[.$A$1]+[.A1362]-10;[.$A$1]+[.A136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63]&gt;=10;[.$A$1]+[.A1363]-10;[.$A$1]+[.A136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64]&gt;=10;[.$A$1]+[.A1364]-10;[.$A$1]+[.A136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365]&gt;=10;[.$A$1]+[.A1365]-10;[.$A$1]+[.A136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66]&gt;=10;[.$A$1]+[.A1366]-10;[.$A$1]+[.A136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67]&gt;=10;[.$A$1]+[.A1367]-10;[.$A$1]+[.A136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368]&gt;=10;[.$A$1]+[.A1368]-10;[.$A$1]+[.A136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69]&gt;=10;[.$A$1]+[.A1369]-10;[.$A$1]+[.A136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70]&gt;=10;[.$A$1]+[.A1370]-10;[.$A$1]+[.A137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371]&gt;=10;[.$A$1]+[.A1371]-10;[.$A$1]+[.A137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372]&gt;=10;[.$A$1]+[.A1372]-10;[.$A$1]+[.A137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373]&gt;=10;[.$A$1]+[.A1373]-10;[.$A$1]+[.A137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374]&gt;=10;[.$A$1]+[.A1374]-10;[.$A$1]+[.A137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75]&gt;=10;[.$A$1]+[.A1375]-10;[.$A$1]+[.A137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76]&gt;=10;[.$A$1]+[.A1376]-10;[.$A$1]+[.A137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77]&gt;=10;[.$A$1]+[.A1377]-10;[.$A$1]+[.A137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78]&gt;=10;[.$A$1]+[.A1378]-10;[.$A$1]+[.A137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79]&gt;=10;[.$A$1]+[.A1379]-10;[.$A$1]+[.A137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80]&gt;=10;[.$A$1]+[.A1380]-10;[.$A$1]+[.A138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81]&gt;=10;[.$A$1]+[.A1381]-10;[.$A$1]+[.A138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382]&gt;=10;[.$A$1]+[.A1382]-10;[.$A$1]+[.A138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83]&gt;=10;[.$A$1]+[.A1383]-10;[.$A$1]+[.A138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84]&gt;=10;[.$A$1]+[.A1384]-10;[.$A$1]+[.A138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85]&gt;=10;[.$A$1]+[.A1385]-10;[.$A$1]+[.A138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86]&gt;=10;[.$A$1]+[.A1386]-10;[.$A$1]+[.A138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87]&gt;=10;[.$A$1]+[.A1387]-10;[.$A$1]+[.A138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88]&gt;=10;[.$A$1]+[.A1388]-10;[.$A$1]+[.A138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89]&gt;=10;[.$A$1]+[.A1389]-10;[.$A$1]+[.A138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90]&gt;=10;[.$A$1]+[.A1390]-10;[.$A$1]+[.A139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391]&gt;=10;[.$A$1]+[.A1391]-10;[.$A$1]+[.A139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92]&gt;=10;[.$A$1]+[.A1392]-10;[.$A$1]+[.A139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93]&gt;=10;[.$A$1]+[.A1393]-10;[.$A$1]+[.A139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94]&gt;=10;[.$A$1]+[.A1394]-10;[.$A$1]+[.A139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395]&gt;=10;[.$A$1]+[.A1395]-10;[.$A$1]+[.A139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396]&gt;=10;[.$A$1]+[.A1396]-10;[.$A$1]+[.A139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397]&gt;=10;[.$A$1]+[.A1397]-10;[.$A$1]+[.A139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398]&gt;=10;[.$A$1]+[.A1398]-10;[.$A$1]+[.A139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399]&gt;=10;[.$A$1]+[.A1399]-10;[.$A$1]+[.A139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00]&gt;=10;[.$A$1]+[.A1400]-10;[.$A$1]+[.A140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01]&gt;=10;[.$A$1]+[.A1401]-10;[.$A$1]+[.A140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02]&gt;=10;[.$A$1]+[.A1402]-10;[.$A$1]+[.A140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03]&gt;=10;[.$A$1]+[.A1403]-10;[.$A$1]+[.A140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04]&gt;=10;[.$A$1]+[.A1404]-10;[.$A$1]+[.A140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405]&gt;=10;[.$A$1]+[.A1405]-10;[.$A$1]+[.A140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06]&gt;=10;[.$A$1]+[.A1406]-10;[.$A$1]+[.A140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07]&gt;=10;[.$A$1]+[.A1407]-10;[.$A$1]+[.A140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08]&gt;=10;[.$A$1]+[.A1408]-10;[.$A$1]+[.A140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09]&gt;=10;[.$A$1]+[.A1409]-10;[.$A$1]+[.A140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10]&gt;=10;[.$A$1]+[.A1410]-10;[.$A$1]+[.A141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11]&gt;=10;[.$A$1]+[.A1411]-10;[.$A$1]+[.A141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12]&gt;=10;[.$A$1]+[.A1412]-10;[.$A$1]+[.A141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13]&gt;=10;[.$A$1]+[.A1413]-10;[.$A$1]+[.A141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14]&gt;=10;[.$A$1]+[.A1414]-10;[.$A$1]+[.A141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15]&gt;=10;[.$A$1]+[.A1415]-10;[.$A$1]+[.A141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416]&gt;=10;[.$A$1]+[.A1416]-10;[.$A$1]+[.A141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17]&gt;=10;[.$A$1]+[.A1417]-10;[.$A$1]+[.A141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18]&gt;=10;[.$A$1]+[.A1418]-10;[.$A$1]+[.A141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19]&gt;=10;[.$A$1]+[.A1419]-10;[.$A$1]+[.A141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20]&gt;=10;[.$A$1]+[.A1420]-10;[.$A$1]+[.A142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421]&gt;=10;[.$A$1]+[.A1421]-10;[.$A$1]+[.A142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22]&gt;=10;[.$A$1]+[.A1422]-10;[.$A$1]+[.A142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23]&gt;=10;[.$A$1]+[.A1423]-10;[.$A$1]+[.A142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24]&gt;=10;[.$A$1]+[.A1424]-10;[.$A$1]+[.A142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25]&gt;=10;[.$A$1]+[.A1425]-10;[.$A$1]+[.A142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26]&gt;=10;[.$A$1]+[.A1426]-10;[.$A$1]+[.A142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27]&gt;=10;[.$A$1]+[.A1427]-10;[.$A$1]+[.A142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28]&gt;=10;[.$A$1]+[.A1428]-10;[.$A$1]+[.A142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29]&gt;=10;[.$A$1]+[.A1429]-10;[.$A$1]+[.A142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430]&gt;=10;[.$A$1]+[.A1430]-10;[.$A$1]+[.A143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31]&gt;=10;[.$A$1]+[.A1431]-10;[.$A$1]+[.A143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432]&gt;=10;[.$A$1]+[.A1432]-10;[.$A$1]+[.A143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33]&gt;=10;[.$A$1]+[.A1433]-10;[.$A$1]+[.A143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34]&gt;=10;[.$A$1]+[.A1434]-10;[.$A$1]+[.A143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35]&gt;=10;[.$A$1]+[.A1435]-10;[.$A$1]+[.A143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36]&gt;=10;[.$A$1]+[.A1436]-10;[.$A$1]+[.A143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37]&gt;=10;[.$A$1]+[.A1437]-10;[.$A$1]+[.A143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38]&gt;=10;[.$A$1]+[.A1438]-10;[.$A$1]+[.A143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39]&gt;=10;[.$A$1]+[.A1439]-10;[.$A$1]+[.A143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440]&gt;=10;[.$A$1]+[.A1440]-10;[.$A$1]+[.A144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41]&gt;=10;[.$A$1]+[.A1441]-10;[.$A$1]+[.A144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42]&gt;=10;[.$A$1]+[.A1442]-10;[.$A$1]+[.A144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43]&gt;=10;[.$A$1]+[.A1443]-10;[.$A$1]+[.A144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44]&gt;=10;[.$A$1]+[.A1444]-10;[.$A$1]+[.A144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45]&gt;=10;[.$A$1]+[.A1445]-10;[.$A$1]+[.A144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46]&gt;=10;[.$A$1]+[.A1446]-10;[.$A$1]+[.A144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47]&gt;=10;[.$A$1]+[.A1447]-10;[.$A$1]+[.A144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48]&gt;=10;[.$A$1]+[.A1448]-10;[.$A$1]+[.A144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49]&gt;=10;[.$A$1]+[.A1449]-10;[.$A$1]+[.A144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50]&gt;=10;[.$A$1]+[.A1450]-10;[.$A$1]+[.A145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51]&gt;=10;[.$A$1]+[.A1451]-10;[.$A$1]+[.A145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52]&gt;=10;[.$A$1]+[.A1452]-10;[.$A$1]+[.A145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53]&gt;=10;[.$A$1]+[.A1453]-10;[.$A$1]+[.A145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54]&gt;=10;[.$A$1]+[.A1454]-10;[.$A$1]+[.A145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55]&gt;=10;[.$A$1]+[.A1455]-10;[.$A$1]+[.A145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56]&gt;=10;[.$A$1]+[.A1456]-10;[.$A$1]+[.A145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57]&gt;=10;[.$A$1]+[.A1457]-10;[.$A$1]+[.A145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58]&gt;=10;[.$A$1]+[.A1458]-10;[.$A$1]+[.A145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59]&gt;=10;[.$A$1]+[.A1459]-10;[.$A$1]+[.A145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460]&gt;=10;[.$A$1]+[.A1460]-10;[.$A$1]+[.A146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461]&gt;=10;[.$A$1]+[.A1461]-10;[.$A$1]+[.A146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62]&gt;=10;[.$A$1]+[.A1462]-10;[.$A$1]+[.A146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63]&gt;=10;[.$A$1]+[.A1463]-10;[.$A$1]+[.A146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64]&gt;=10;[.$A$1]+[.A1464]-10;[.$A$1]+[.A146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465]&gt;=10;[.$A$1]+[.A1465]-10;[.$A$1]+[.A146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66]&gt;=10;[.$A$1]+[.A1466]-10;[.$A$1]+[.A146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67]&gt;=10;[.$A$1]+[.A1467]-10;[.$A$1]+[.A146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68]&gt;=10;[.$A$1]+[.A1468]-10;[.$A$1]+[.A146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469]&gt;=10;[.$A$1]+[.A1469]-10;[.$A$1]+[.A146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470]&gt;=10;[.$A$1]+[.A1470]-10;[.$A$1]+[.A147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71]&gt;=10;[.$A$1]+[.A1471]-10;[.$A$1]+[.A147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72]&gt;=10;[.$A$1]+[.A1472]-10;[.$A$1]+[.A147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73]&gt;=10;[.$A$1]+[.A1473]-10;[.$A$1]+[.A147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474]&gt;=10;[.$A$1]+[.A1474]-10;[.$A$1]+[.A147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475]&gt;=10;[.$A$1]+[.A1475]-10;[.$A$1]+[.A147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76]&gt;=10;[.$A$1]+[.A1476]-10;[.$A$1]+[.A147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77]&gt;=10;[.$A$1]+[.A1477]-10;[.$A$1]+[.A147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478]&gt;=10;[.$A$1]+[.A1478]-10;[.$A$1]+[.A147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79]&gt;=10;[.$A$1]+[.A1479]-10;[.$A$1]+[.A147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480]&gt;=10;[.$A$1]+[.A1480]-10;[.$A$1]+[.A148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81]&gt;=10;[.$A$1]+[.A1481]-10;[.$A$1]+[.A148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82]&gt;=10;[.$A$1]+[.A1482]-10;[.$A$1]+[.A148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83]&gt;=10;[.$A$1]+[.A1483]-10;[.$A$1]+[.A148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84]&gt;=10;[.$A$1]+[.A1484]-10;[.$A$1]+[.A148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85]&gt;=10;[.$A$1]+[.A1485]-10;[.$A$1]+[.A148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86]&gt;=10;[.$A$1]+[.A1486]-10;[.$A$1]+[.A148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87]&gt;=10;[.$A$1]+[.A1487]-10;[.$A$1]+[.A148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488]&gt;=10;[.$A$1]+[.A1488]-10;[.$A$1]+[.A148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89]&gt;=10;[.$A$1]+[.A1489]-10;[.$A$1]+[.A148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490]&gt;=10;[.$A$1]+[.A1490]-10;[.$A$1]+[.A149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491]&gt;=10;[.$A$1]+[.A1491]-10;[.$A$1]+[.A149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92]&gt;=10;[.$A$1]+[.A1492]-10;[.$A$1]+[.A149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93]&gt;=10;[.$A$1]+[.A1493]-10;[.$A$1]+[.A149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94]&gt;=10;[.$A$1]+[.A1494]-10;[.$A$1]+[.A149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95]&gt;=10;[.$A$1]+[.A1495]-10;[.$A$1]+[.A149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496]&gt;=10;[.$A$1]+[.A1496]-10;[.$A$1]+[.A149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497]&gt;=10;[.$A$1]+[.A1497]-10;[.$A$1]+[.A149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498]&gt;=10;[.$A$1]+[.A1498]-10;[.$A$1]+[.A149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499]&gt;=10;[.$A$1]+[.A1499]-10;[.$A$1]+[.A149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00]&gt;=10;[.$A$1]+[.A1500]-10;[.$A$1]+[.A150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01]&gt;=10;[.$A$1]+[.A1501]-10;[.$A$1]+[.A150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02]&gt;=10;[.$A$1]+[.A1502]-10;[.$A$1]+[.A150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03]&gt;=10;[.$A$1]+[.A1503]-10;[.$A$1]+[.A150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04]&gt;=10;[.$A$1]+[.A1504]-10;[.$A$1]+[.A150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05]&gt;=10;[.$A$1]+[.A1505]-10;[.$A$1]+[.A150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06]&gt;=10;[.$A$1]+[.A1506]-10;[.$A$1]+[.A150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07]&gt;=10;[.$A$1]+[.A1507]-10;[.$A$1]+[.A150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508]&gt;=10;[.$A$1]+[.A1508]-10;[.$A$1]+[.A150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509]&gt;=10;[.$A$1]+[.A1509]-10;[.$A$1]+[.A150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510]&gt;=10;[.$A$1]+[.A1510]-10;[.$A$1]+[.A151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11]&gt;=10;[.$A$1]+[.A1511]-10;[.$A$1]+[.A151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12]&gt;=10;[.$A$1]+[.A1512]-10;[.$A$1]+[.A151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513]&gt;=10;[.$A$1]+[.A1513]-10;[.$A$1]+[.A151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514]&gt;=10;[.$A$1]+[.A1514]-10;[.$A$1]+[.A151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15]&gt;=10;[.$A$1]+[.A1515]-10;[.$A$1]+[.A151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516]&gt;=10;[.$A$1]+[.A1516]-10;[.$A$1]+[.A151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17]&gt;=10;[.$A$1]+[.A1517]-10;[.$A$1]+[.A151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18]&gt;=10;[.$A$1]+[.A1518]-10;[.$A$1]+[.A151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19]&gt;=10;[.$A$1]+[.A1519]-10;[.$A$1]+[.A151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20]&gt;=10;[.$A$1]+[.A1520]-10;[.$A$1]+[.A152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521]&gt;=10;[.$A$1]+[.A1521]-10;[.$A$1]+[.A152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22]&gt;=10;[.$A$1]+[.A1522]-10;[.$A$1]+[.A152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23]&gt;=10;[.$A$1]+[.A1523]-10;[.$A$1]+[.A152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24]&gt;=10;[.$A$1]+[.A1524]-10;[.$A$1]+[.A152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25]&gt;=10;[.$A$1]+[.A1525]-10;[.$A$1]+[.A152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26]&gt;=10;[.$A$1]+[.A1526]-10;[.$A$1]+[.A152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27]&gt;=10;[.$A$1]+[.A1527]-10;[.$A$1]+[.A152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28]&gt;=10;[.$A$1]+[.A1528]-10;[.$A$1]+[.A152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29]&gt;=10;[.$A$1]+[.A1529]-10;[.$A$1]+[.A152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30]&gt;=10;[.$A$1]+[.A1530]-10;[.$A$1]+[.A153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31]&gt;=10;[.$A$1]+[.A1531]-10;[.$A$1]+[.A153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32]&gt;=10;[.$A$1]+[.A1532]-10;[.$A$1]+[.A153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33]&gt;=10;[.$A$1]+[.A1533]-10;[.$A$1]+[.A153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34]&gt;=10;[.$A$1]+[.A1534]-10;[.$A$1]+[.A153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35]&gt;=10;[.$A$1]+[.A1535]-10;[.$A$1]+[.A153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36]&gt;=10;[.$A$1]+[.A1536]-10;[.$A$1]+[.A153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37]&gt;=10;[.$A$1]+[.A1537]-10;[.$A$1]+[.A153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38]&gt;=10;[.$A$1]+[.A1538]-10;[.$A$1]+[.A153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39]&gt;=10;[.$A$1]+[.A1539]-10;[.$A$1]+[.A153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40]&gt;=10;[.$A$1]+[.A1540]-10;[.$A$1]+[.A154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541]&gt;=10;[.$A$1]+[.A1541]-10;[.$A$1]+[.A154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42]&gt;=10;[.$A$1]+[.A1542]-10;[.$A$1]+[.A154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43]&gt;=10;[.$A$1]+[.A1543]-10;[.$A$1]+[.A154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44]&gt;=10;[.$A$1]+[.A1544]-10;[.$A$1]+[.A154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45]&gt;=10;[.$A$1]+[.A1545]-10;[.$A$1]+[.A154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546]&gt;=10;[.$A$1]+[.A1546]-10;[.$A$1]+[.A154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47]&gt;=10;[.$A$1]+[.A1547]-10;[.$A$1]+[.A154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48]&gt;=10;[.$A$1]+[.A1548]-10;[.$A$1]+[.A154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49]&gt;=10;[.$A$1]+[.A1549]-10;[.$A$1]+[.A154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50]&gt;=10;[.$A$1]+[.A1550]-10;[.$A$1]+[.A155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51]&gt;=10;[.$A$1]+[.A1551]-10;[.$A$1]+[.A155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52]&gt;=10;[.$A$1]+[.A1552]-10;[.$A$1]+[.A155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553]&gt;=10;[.$A$1]+[.A1553]-10;[.$A$1]+[.A155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554]&gt;=10;[.$A$1]+[.A1554]-10;[.$A$1]+[.A155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55]&gt;=10;[.$A$1]+[.A1555]-10;[.$A$1]+[.A155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56]&gt;=10;[.$A$1]+[.A1556]-10;[.$A$1]+[.A155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57]&gt;=10;[.$A$1]+[.A1557]-10;[.$A$1]+[.A155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58]&gt;=10;[.$A$1]+[.A1558]-10;[.$A$1]+[.A155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559]&gt;=10;[.$A$1]+[.A1559]-10;[.$A$1]+[.A155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560]&gt;=10;[.$A$1]+[.A1560]-10;[.$A$1]+[.A156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61]&gt;=10;[.$A$1]+[.A1561]-10;[.$A$1]+[.A156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62]&gt;=10;[.$A$1]+[.A1562]-10;[.$A$1]+[.A156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63]&gt;=10;[.$A$1]+[.A1563]-10;[.$A$1]+[.A156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64]&gt;=10;[.$A$1]+[.A1564]-10;[.$A$1]+[.A156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65]&gt;=10;[.$A$1]+[.A1565]-10;[.$A$1]+[.A156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66]&gt;=10;[.$A$1]+[.A1566]-10;[.$A$1]+[.A156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67]&gt;=10;[.$A$1]+[.A1567]-10;[.$A$1]+[.A156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68]&gt;=10;[.$A$1]+[.A1568]-10;[.$A$1]+[.A156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69]&gt;=10;[.$A$1]+[.A1569]-10;[.$A$1]+[.A156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70]&gt;=10;[.$A$1]+[.A1570]-10;[.$A$1]+[.A157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71]&gt;=10;[.$A$1]+[.A1571]-10;[.$A$1]+[.A157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72]&gt;=10;[.$A$1]+[.A1572]-10;[.$A$1]+[.A157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73]&gt;=10;[.$A$1]+[.A1573]-10;[.$A$1]+[.A157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574]&gt;=10;[.$A$1]+[.A1574]-10;[.$A$1]+[.A157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575]&gt;=10;[.$A$1]+[.A1575]-10;[.$A$1]+[.A157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76]&gt;=10;[.$A$1]+[.A1576]-10;[.$A$1]+[.A157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577]&gt;=10;[.$A$1]+[.A1577]-10;[.$A$1]+[.A157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78]&gt;=10;[.$A$1]+[.A1578]-10;[.$A$1]+[.A157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79]&gt;=10;[.$A$1]+[.A1579]-10;[.$A$1]+[.A157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80]&gt;=10;[.$A$1]+[.A1580]-10;[.$A$1]+[.A158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81]&gt;=10;[.$A$1]+[.A1581]-10;[.$A$1]+[.A158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582]&gt;=10;[.$A$1]+[.A1582]-10;[.$A$1]+[.A158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83]&gt;=10;[.$A$1]+[.A1583]-10;[.$A$1]+[.A158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84]&gt;=10;[.$A$1]+[.A1584]-10;[.$A$1]+[.A158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585]&gt;=10;[.$A$1]+[.A1585]-10;[.$A$1]+[.A158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86]&gt;=10;[.$A$1]+[.A1586]-10;[.$A$1]+[.A158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587]&gt;=10;[.$A$1]+[.A1587]-10;[.$A$1]+[.A1587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588]&gt;=10;[.$A$1]+[.A1588]-10;[.$A$1]+[.A1588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89]&gt;=10;[.$A$1]+[.A1589]-10;[.$A$1]+[.A158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90]&gt;=10;[.$A$1]+[.A1590]-10;[.$A$1]+[.A159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91]&gt;=10;[.$A$1]+[.A1591]-10;[.$A$1]+[.A159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92]&gt;=10;[.$A$1]+[.A1592]-10;[.$A$1]+[.A159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593]&gt;=10;[.$A$1]+[.A1593]-10;[.$A$1]+[.A159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94]&gt;=10;[.$A$1]+[.A1594]-10;[.$A$1]+[.A159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95]&gt;=10;[.$A$1]+[.A1595]-10;[.$A$1]+[.A159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596]&gt;=10;[.$A$1]+[.A1596]-10;[.$A$1]+[.A159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597]&gt;=10;[.$A$1]+[.A1597]-10;[.$A$1]+[.A159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598]&gt;=10;[.$A$1]+[.A1598]-10;[.$A$1]+[.A159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599]&gt;=10;[.$A$1]+[.A1599]-10;[.$A$1]+[.A159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00]&gt;=10;[.$A$1]+[.A1600]-10;[.$A$1]+[.A160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01]&gt;=10;[.$A$1]+[.A1601]-10;[.$A$1]+[.A160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02]&gt;=10;[.$A$1]+[.A1602]-10;[.$A$1]+[.A160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03]&gt;=10;[.$A$1]+[.A1603]-10;[.$A$1]+[.A160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04]&gt;=10;[.$A$1]+[.A1604]-10;[.$A$1]+[.A160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05]&gt;=10;[.$A$1]+[.A1605]-10;[.$A$1]+[.A160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06]&gt;=10;[.$A$1]+[.A1606]-10;[.$A$1]+[.A160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07]&gt;=10;[.$A$1]+[.A1607]-10;[.$A$1]+[.A160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08]&gt;=10;[.$A$1]+[.A1608]-10;[.$A$1]+[.A160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09]&gt;=10;[.$A$1]+[.A1609]-10;[.$A$1]+[.A160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10]&gt;=10;[.$A$1]+[.A1610]-10;[.$A$1]+[.A161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11]&gt;=10;[.$A$1]+[.A1611]-10;[.$A$1]+[.A161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12]&gt;=10;[.$A$1]+[.A1612]-10;[.$A$1]+[.A1612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13]&gt;=10;[.$A$1]+[.A1613]-10;[.$A$1]+[.A161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14]&gt;=10;[.$A$1]+[.A1614]-10;[.$A$1]+[.A161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15]&gt;=10;[.$A$1]+[.A1615]-10;[.$A$1]+[.A161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16]&gt;=10;[.$A$1]+[.A1616]-10;[.$A$1]+[.A161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17]&gt;=10;[.$A$1]+[.A1617]-10;[.$A$1]+[.A161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18]&gt;=10;[.$A$1]+[.A1618]-10;[.$A$1]+[.A161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19]&gt;=10;[.$A$1]+[.A1619]-10;[.$A$1]+[.A161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20]&gt;=10;[.$A$1]+[.A1620]-10;[.$A$1]+[.A162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21]&gt;=10;[.$A$1]+[.A1621]-10;[.$A$1]+[.A162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22]&gt;=10;[.$A$1]+[.A1622]-10;[.$A$1]+[.A162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623]&gt;=10;[.$A$1]+[.A1623]-10;[.$A$1]+[.A162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24]&gt;=10;[.$A$1]+[.A1624]-10;[.$A$1]+[.A162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25]&gt;=10;[.$A$1]+[.A1625]-10;[.$A$1]+[.A162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26]&gt;=10;[.$A$1]+[.A1626]-10;[.$A$1]+[.A162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27]&gt;=10;[.$A$1]+[.A1627]-10;[.$A$1]+[.A162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28]&gt;=10;[.$A$1]+[.A1628]-10;[.$A$1]+[.A162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29]&gt;=10;[.$A$1]+[.A1629]-10;[.$A$1]+[.A162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30]&gt;=10;[.$A$1]+[.A1630]-10;[.$A$1]+[.A163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31]&gt;=10;[.$A$1]+[.A1631]-10;[.$A$1]+[.A163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32]&gt;=10;[.$A$1]+[.A1632]-10;[.$A$1]+[.A163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33]&gt;=10;[.$A$1]+[.A1633]-10;[.$A$1]+[.A163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34]&gt;=10;[.$A$1]+[.A1634]-10;[.$A$1]+[.A163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35]&gt;=10;[.$A$1]+[.A1635]-10;[.$A$1]+[.A163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36]&gt;=10;[.$A$1]+[.A1636]-10;[.$A$1]+[.A163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37]&gt;=10;[.$A$1]+[.A1637]-10;[.$A$1]+[.A163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638]&gt;=10;[.$A$1]+[.A1638]-10;[.$A$1]+[.A163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39]&gt;=10;[.$A$1]+[.A1639]-10;[.$A$1]+[.A163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40]&gt;=10;[.$A$1]+[.A1640]-10;[.$A$1]+[.A164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41]&gt;=10;[.$A$1]+[.A1641]-10;[.$A$1]+[.A164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42]&gt;=10;[.$A$1]+[.A1642]-10;[.$A$1]+[.A164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643]&gt;=10;[.$A$1]+[.A1643]-10;[.$A$1]+[.A164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44]&gt;=10;[.$A$1]+[.A1644]-10;[.$A$1]+[.A164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645]&gt;=10;[.$A$1]+[.A1645]-10;[.$A$1]+[.A164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46]&gt;=10;[.$A$1]+[.A1646]-10;[.$A$1]+[.A164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47]&gt;=10;[.$A$1]+[.A1647]-10;[.$A$1]+[.A164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648]&gt;=10;[.$A$1]+[.A1648]-10;[.$A$1]+[.A164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649]&gt;=10;[.$A$1]+[.A1649]-10;[.$A$1]+[.A164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50]&gt;=10;[.$A$1]+[.A1650]-10;[.$A$1]+[.A165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51]&gt;=10;[.$A$1]+[.A1651]-10;[.$A$1]+[.A165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52]&gt;=10;[.$A$1]+[.A1652]-10;[.$A$1]+[.A165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53]&gt;=10;[.$A$1]+[.A1653]-10;[.$A$1]+[.A165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54]&gt;=10;[.$A$1]+[.A1654]-10;[.$A$1]+[.A165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55]&gt;=10;[.$A$1]+[.A1655]-10;[.$A$1]+[.A165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56]&gt;=10;[.$A$1]+[.A1656]-10;[.$A$1]+[.A165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57]&gt;=10;[.$A$1]+[.A1657]-10;[.$A$1]+[.A165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58]&gt;=10;[.$A$1]+[.A1658]-10;[.$A$1]+[.A165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59]&gt;=10;[.$A$1]+[.A1659]-10;[.$A$1]+[.A165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60]&gt;=10;[.$A$1]+[.A1660]-10;[.$A$1]+[.A166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61]&gt;=10;[.$A$1]+[.A1661]-10;[.$A$1]+[.A166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62]&gt;=10;[.$A$1]+[.A1662]-10;[.$A$1]+[.A166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63]&gt;=10;[.$A$1]+[.A1663]-10;[.$A$1]+[.A166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64]&gt;=10;[.$A$1]+[.A1664]-10;[.$A$1]+[.A166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65]&gt;=10;[.$A$1]+[.A1665]-10;[.$A$1]+[.A166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66]&gt;=10;[.$A$1]+[.A1666]-10;[.$A$1]+[.A166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67]&gt;=10;[.$A$1]+[.A1667]-10;[.$A$1]+[.A166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68]&gt;=10;[.$A$1]+[.A1668]-10;[.$A$1]+[.A166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69]&gt;=10;[.$A$1]+[.A1669]-10;[.$A$1]+[.A166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70]&gt;=10;[.$A$1]+[.A1670]-10;[.$A$1]+[.A167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71]&gt;=10;[.$A$1]+[.A1671]-10;[.$A$1]+[.A167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672]&gt;=10;[.$A$1]+[.A1672]-10;[.$A$1]+[.A167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673]&gt;=10;[.$A$1]+[.A1673]-10;[.$A$1]+[.A167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74]&gt;=10;[.$A$1]+[.A1674]-10;[.$A$1]+[.A167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75]&gt;=10;[.$A$1]+[.A1675]-10;[.$A$1]+[.A167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76]&gt;=10;[.$A$1]+[.A1676]-10;[.$A$1]+[.A167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677]&gt;=10;[.$A$1]+[.A1677]-10;[.$A$1]+[.A167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78]&gt;=10;[.$A$1]+[.A1678]-10;[.$A$1]+[.A167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79]&gt;=10;[.$A$1]+[.A1679]-10;[.$A$1]+[.A167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80]&gt;=10;[.$A$1]+[.A1680]-10;[.$A$1]+[.A168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81]&gt;=10;[.$A$1]+[.A1681]-10;[.$A$1]+[.A168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82]&gt;=10;[.$A$1]+[.A1682]-10;[.$A$1]+[.A168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83]&gt;=10;[.$A$1]+[.A1683]-10;[.$A$1]+[.A168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84]&gt;=10;[.$A$1]+[.A1684]-10;[.$A$1]+[.A168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85]&gt;=10;[.$A$1]+[.A1685]-10;[.$A$1]+[.A168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686]&gt;=10;[.$A$1]+[.A1686]-10;[.$A$1]+[.A168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87]&gt;=10;[.$A$1]+[.A1687]-10;[.$A$1]+[.A168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688]&gt;=10;[.$A$1]+[.A1688]-10;[.$A$1]+[.A168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89]&gt;=10;[.$A$1]+[.A1689]-10;[.$A$1]+[.A168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90]&gt;=10;[.$A$1]+[.A1690]-10;[.$A$1]+[.A169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91]&gt;=10;[.$A$1]+[.A1691]-10;[.$A$1]+[.A169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692]&gt;=10;[.$A$1]+[.A1692]-10;[.$A$1]+[.A169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93]&gt;=10;[.$A$1]+[.A1693]-10;[.$A$1]+[.A169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694]&gt;=10;[.$A$1]+[.A1694]-10;[.$A$1]+[.A169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695]&gt;=10;[.$A$1]+[.A1695]-10;[.$A$1]+[.A169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696]&gt;=10;[.$A$1]+[.A1696]-10;[.$A$1]+[.A169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97]&gt;=10;[.$A$1]+[.A1697]-10;[.$A$1]+[.A169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698]&gt;=10;[.$A$1]+[.A1698]-10;[.$A$1]+[.A169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699]&gt;=10;[.$A$1]+[.A1699]-10;[.$A$1]+[.A169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00]&gt;=10;[.$A$1]+[.A1700]-10;[.$A$1]+[.A170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01]&gt;=10;[.$A$1]+[.A1701]-10;[.$A$1]+[.A170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02]&gt;=10;[.$A$1]+[.A1702]-10;[.$A$1]+[.A1702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03]&gt;=10;[.$A$1]+[.A1703]-10;[.$A$1]+[.A170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04]&gt;=10;[.$A$1]+[.A1704]-10;[.$A$1]+[.A170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05]&gt;=10;[.$A$1]+[.A1705]-10;[.$A$1]+[.A170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06]&gt;=10;[.$A$1]+[.A1706]-10;[.$A$1]+[.A170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07]&gt;=10;[.$A$1]+[.A1707]-10;[.$A$1]+[.A170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08]&gt;=10;[.$A$1]+[.A1708]-10;[.$A$1]+[.A170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09]&gt;=10;[.$A$1]+[.A1709]-10;[.$A$1]+[.A170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10]&gt;=10;[.$A$1]+[.A1710]-10;[.$A$1]+[.A171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11]&gt;=10;[.$A$1]+[.A1711]-10;[.$A$1]+[.A171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12]&gt;=10;[.$A$1]+[.A1712]-10;[.$A$1]+[.A171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13]&gt;=10;[.$A$1]+[.A1713]-10;[.$A$1]+[.A171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14]&gt;=10;[.$A$1]+[.A1714]-10;[.$A$1]+[.A1714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15]&gt;=10;[.$A$1]+[.A1715]-10;[.$A$1]+[.A171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16]&gt;=10;[.$A$1]+[.A1716]-10;[.$A$1]+[.A171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17]&gt;=10;[.$A$1]+[.A1717]-10;[.$A$1]+[.A171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18]&gt;=10;[.$A$1]+[.A1718]-10;[.$A$1]+[.A171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19]&gt;=10;[.$A$1]+[.A1719]-10;[.$A$1]+[.A171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20]&gt;=10;[.$A$1]+[.A1720]-10;[.$A$1]+[.A172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21]&gt;=10;[.$A$1]+[.A1721]-10;[.$A$1]+[.A172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22]&gt;=10;[.$A$1]+[.A1722]-10;[.$A$1]+[.A172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23]&gt;=10;[.$A$1]+[.A1723]-10;[.$A$1]+[.A172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24]&gt;=10;[.$A$1]+[.A1724]-10;[.$A$1]+[.A172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25]&gt;=10;[.$A$1]+[.A1725]-10;[.$A$1]+[.A172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26]&gt;=10;[.$A$1]+[.A1726]-10;[.$A$1]+[.A172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27]&gt;=10;[.$A$1]+[.A1727]-10;[.$A$1]+[.A172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28]&gt;=10;[.$A$1]+[.A1728]-10;[.$A$1]+[.A1728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29]&gt;=10;[.$A$1]+[.A1729]-10;[.$A$1]+[.A172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30]&gt;=10;[.$A$1]+[.A1730]-10;[.$A$1]+[.A173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31]&gt;=10;[.$A$1]+[.A1731]-10;[.$A$1]+[.A173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32]&gt;=10;[.$A$1]+[.A1732]-10;[.$A$1]+[.A173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33]&gt;=10;[.$A$1]+[.A1733]-10;[.$A$1]+[.A173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34]&gt;=10;[.$A$1]+[.A1734]-10;[.$A$1]+[.A173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35]&gt;=10;[.$A$1]+[.A1735]-10;[.$A$1]+[.A173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36]&gt;=10;[.$A$1]+[.A1736]-10;[.$A$1]+[.A173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37]&gt;=10;[.$A$1]+[.A1737]-10;[.$A$1]+[.A173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38]&gt;=10;[.$A$1]+[.A1738]-10;[.$A$1]+[.A173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39]&gt;=10;[.$A$1]+[.A1739]-10;[.$A$1]+[.A173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40]&gt;=10;[.$A$1]+[.A1740]-10;[.$A$1]+[.A174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41]&gt;=10;[.$A$1]+[.A1741]-10;[.$A$1]+[.A174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42]&gt;=10;[.$A$1]+[.A1742]-10;[.$A$1]+[.A174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43]&gt;=10;[.$A$1]+[.A1743]-10;[.$A$1]+[.A1743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44]&gt;=10;[.$A$1]+[.A1744]-10;[.$A$1]+[.A174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45]&gt;=10;[.$A$1]+[.A1745]-10;[.$A$1]+[.A174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46]&gt;=10;[.$A$1]+[.A1746]-10;[.$A$1]+[.A174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47]&gt;=10;[.$A$1]+[.A1747]-10;[.$A$1]+[.A174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48]&gt;=10;[.$A$1]+[.A1748]-10;[.$A$1]+[.A174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49]&gt;=10;[.$A$1]+[.A1749]-10;[.$A$1]+[.A174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50]&gt;=10;[.$A$1]+[.A1750]-10;[.$A$1]+[.A175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51]&gt;=10;[.$A$1]+[.A1751]-10;[.$A$1]+[.A175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52]&gt;=10;[.$A$1]+[.A1752]-10;[.$A$1]+[.A175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53]&gt;=10;[.$A$1]+[.A1753]-10;[.$A$1]+[.A175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54]&gt;=10;[.$A$1]+[.A1754]-10;[.$A$1]+[.A175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55]&gt;=10;[.$A$1]+[.A1755]-10;[.$A$1]+[.A175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56]&gt;=10;[.$A$1]+[.A1756]-10;[.$A$1]+[.A175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57]&gt;=10;[.$A$1]+[.A1757]-10;[.$A$1]+[.A175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58]&gt;=10;[.$A$1]+[.A1758]-10;[.$A$1]+[.A175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59]&gt;=10;[.$A$1]+[.A1759]-10;[.$A$1]+[.A175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60]&gt;=10;[.$A$1]+[.A1760]-10;[.$A$1]+[.A176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61]&gt;=10;[.$A$1]+[.A1761]-10;[.$A$1]+[.A1761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62]&gt;=10;[.$A$1]+[.A1762]-10;[.$A$1]+[.A176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63]&gt;=10;[.$A$1]+[.A1763]-10;[.$A$1]+[.A176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64]&gt;=10;[.$A$1]+[.A1764]-10;[.$A$1]+[.A176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65]&gt;=10;[.$A$1]+[.A1765]-10;[.$A$1]+[.A176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66]&gt;=10;[.$A$1]+[.A1766]-10;[.$A$1]+[.A176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67]&gt;=10;[.$A$1]+[.A1767]-10;[.$A$1]+[.A176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68]&gt;=10;[.$A$1]+[.A1768]-10;[.$A$1]+[.A1768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69]&gt;=10;[.$A$1]+[.A1769]-10;[.$A$1]+[.A176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770]&gt;=10;[.$A$1]+[.A1770]-10;[.$A$1]+[.A177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71]&gt;=10;[.$A$1]+[.A1771]-10;[.$A$1]+[.A177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72]&gt;=10;[.$A$1]+[.A1772]-10;[.$A$1]+[.A177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73]&gt;=10;[.$A$1]+[.A1773]-10;[.$A$1]+[.A177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74]&gt;=10;[.$A$1]+[.A1774]-10;[.$A$1]+[.A177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75]&gt;=10;[.$A$1]+[.A1775]-10;[.$A$1]+[.A177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76]&gt;=10;[.$A$1]+[.A1776]-10;[.$A$1]+[.A177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77]&gt;=10;[.$A$1]+[.A1777]-10;[.$A$1]+[.A177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78]&gt;=10;[.$A$1]+[.A1778]-10;[.$A$1]+[.A177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79]&gt;=10;[.$A$1]+[.A1779]-10;[.$A$1]+[.A1779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780]&gt;=10;[.$A$1]+[.A1780]-10;[.$A$1]+[.A1780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81]&gt;=10;[.$A$1]+[.A1781]-10;[.$A$1]+[.A178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82]&gt;=10;[.$A$1]+[.A1782]-10;[.$A$1]+[.A178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83]&gt;=10;[.$A$1]+[.A1783]-10;[.$A$1]+[.A178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84]&gt;=10;[.$A$1]+[.A1784]-10;[.$A$1]+[.A1784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85]&gt;=10;[.$A$1]+[.A1785]-10;[.$A$1]+[.A178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786]&gt;=10;[.$A$1]+[.A1786]-10;[.$A$1]+[.A178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87]&gt;=10;[.$A$1]+[.A1787]-10;[.$A$1]+[.A178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88]&gt;=10;[.$A$1]+[.A1788]-10;[.$A$1]+[.A178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789]&gt;=10;[.$A$1]+[.A1789]-10;[.$A$1]+[.A178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90]&gt;=10;[.$A$1]+[.A1790]-10;[.$A$1]+[.A179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91]&gt;=10;[.$A$1]+[.A1791]-10;[.$A$1]+[.A1791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92]&gt;=10;[.$A$1]+[.A1792]-10;[.$A$1]+[.A179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793]&gt;=10;[.$A$1]+[.A1793]-10;[.$A$1]+[.A179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94]&gt;=10;[.$A$1]+[.A1794]-10;[.$A$1]+[.A179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795]&gt;=10;[.$A$1]+[.A1795]-10;[.$A$1]+[.A179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796]&gt;=10;[.$A$1]+[.A1796]-10;[.$A$1]+[.A1796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797]&gt;=10;[.$A$1]+[.A1797]-10;[.$A$1]+[.A179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798]&gt;=10;[.$A$1]+[.A1798]-10;[.$A$1]+[.A179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799]&gt;=10;[.$A$1]+[.A1799]-10;[.$A$1]+[.A179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00]&gt;=10;[.$A$1]+[.A1800]-10;[.$A$1]+[.A180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01]&gt;=10;[.$A$1]+[.A1801]-10;[.$A$1]+[.A180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02]&gt;=10;[.$A$1]+[.A1802]-10;[.$A$1]+[.A180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803]&gt;=10;[.$A$1]+[.A1803]-10;[.$A$1]+[.A180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04]&gt;=10;[.$A$1]+[.A1804]-10;[.$A$1]+[.A180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05]&gt;=10;[.$A$1]+[.A1805]-10;[.$A$1]+[.A180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06]&gt;=10;[.$A$1]+[.A1806]-10;[.$A$1]+[.A180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07]&gt;=10;[.$A$1]+[.A1807]-10;[.$A$1]+[.A180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808]&gt;=10;[.$A$1]+[.A1808]-10;[.$A$1]+[.A180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09]&gt;=10;[.$A$1]+[.A1809]-10;[.$A$1]+[.A180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10]&gt;=10;[.$A$1]+[.A1810]-10;[.$A$1]+[.A1810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11]&gt;=10;[.$A$1]+[.A1811]-10;[.$A$1]+[.A181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12]&gt;=10;[.$A$1]+[.A1812]-10;[.$A$1]+[.A181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13]&gt;=10;[.$A$1]+[.A1813]-10;[.$A$1]+[.A181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14]&gt;=10;[.$A$1]+[.A1814]-10;[.$A$1]+[.A181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815]&gt;=10;[.$A$1]+[.A1815]-10;[.$A$1]+[.A181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16]&gt;=10;[.$A$1]+[.A1816]-10;[.$A$1]+[.A181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17]&gt;=10;[.$A$1]+[.A1817]-10;[.$A$1]+[.A181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18]&gt;=10;[.$A$1]+[.A1818]-10;[.$A$1]+[.A181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19]&gt;=10;[.$A$1]+[.A1819]-10;[.$A$1]+[.A181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20]&gt;=10;[.$A$1]+[.A1820]-10;[.$A$1]+[.A182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21]&gt;=10;[.$A$1]+[.A1821]-10;[.$A$1]+[.A182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22]&gt;=10;[.$A$1]+[.A1822]-10;[.$A$1]+[.A182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23]&gt;=10;[.$A$1]+[.A1823]-10;[.$A$1]+[.A1823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24]&gt;=10;[.$A$1]+[.A1824]-10;[.$A$1]+[.A182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25]&gt;=10;[.$A$1]+[.A1825]-10;[.$A$1]+[.A182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26]&gt;=10;[.$A$1]+[.A1826]-10;[.$A$1]+[.A182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27]&gt;=10;[.$A$1]+[.A1827]-10;[.$A$1]+[.A182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28]&gt;=10;[.$A$1]+[.A1828]-10;[.$A$1]+[.A182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29]&gt;=10;[.$A$1]+[.A1829]-10;[.$A$1]+[.A182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30]&gt;=10;[.$A$1]+[.A1830]-10;[.$A$1]+[.A1830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31]&gt;=10;[.$A$1]+[.A1831]-10;[.$A$1]+[.A183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32]&gt;=10;[.$A$1]+[.A1832]-10;[.$A$1]+[.A183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33]&gt;=10;[.$A$1]+[.A1833]-10;[.$A$1]+[.A183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34]&gt;=10;[.$A$1]+[.A1834]-10;[.$A$1]+[.A183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35]&gt;=10;[.$A$1]+[.A1835]-10;[.$A$1]+[.A183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836]&gt;=10;[.$A$1]+[.A1836]-10;[.$A$1]+[.A183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37]&gt;=10;[.$A$1]+[.A1837]-10;[.$A$1]+[.A1837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38]&gt;=10;[.$A$1]+[.A1838]-10;[.$A$1]+[.A183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39]&gt;=10;[.$A$1]+[.A1839]-10;[.$A$1]+[.A183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40]&gt;=10;[.$A$1]+[.A1840]-10;[.$A$1]+[.A184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41]&gt;=10;[.$A$1]+[.A1841]-10;[.$A$1]+[.A184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42]&gt;=10;[.$A$1]+[.A1842]-10;[.$A$1]+[.A184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43]&gt;=10;[.$A$1]+[.A1843]-10;[.$A$1]+[.A184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844]&gt;=10;[.$A$1]+[.A1844]-10;[.$A$1]+[.A184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45]&gt;=10;[.$A$1]+[.A1845]-10;[.$A$1]+[.A184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46]&gt;=10;[.$A$1]+[.A1846]-10;[.$A$1]+[.A1846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47]&gt;=10;[.$A$1]+[.A1847]-10;[.$A$1]+[.A184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48]&gt;=10;[.$A$1]+[.A1848]-10;[.$A$1]+[.A184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49]&gt;=10;[.$A$1]+[.A1849]-10;[.$A$1]+[.A1849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50]&gt;=10;[.$A$1]+[.A1850]-10;[.$A$1]+[.A185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51]&gt;=10;[.$A$1]+[.A1851]-10;[.$A$1]+[.A185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52]&gt;=10;[.$A$1]+[.A1852]-10;[.$A$1]+[.A185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53]&gt;=10;[.$A$1]+[.A1853]-10;[.$A$1]+[.A185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54]&gt;=10;[.$A$1]+[.A1854]-10;[.$A$1]+[.A185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55]&gt;=10;[.$A$1]+[.A1855]-10;[.$A$1]+[.A185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56]&gt;=10;[.$A$1]+[.A1856]-10;[.$A$1]+[.A185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57]&gt;=10;[.$A$1]+[.A1857]-10;[.$A$1]+[.A1857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58]&gt;=10;[.$A$1]+[.A1858]-10;[.$A$1]+[.A185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59]&gt;=10;[.$A$1]+[.A1859]-10;[.$A$1]+[.A185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60]&gt;=10;[.$A$1]+[.A1860]-10;[.$A$1]+[.A186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61]&gt;=10;[.$A$1]+[.A1861]-10;[.$A$1]+[.A186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62]&gt;=10;[.$A$1]+[.A1862]-10;[.$A$1]+[.A1862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63]&gt;=10;[.$A$1]+[.A1863]-10;[.$A$1]+[.A186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64]&gt;=10;[.$A$1]+[.A1864]-10;[.$A$1]+[.A1864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65]&gt;=10;[.$A$1]+[.A1865]-10;[.$A$1]+[.A1865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66]&gt;=10;[.$A$1]+[.A1866]-10;[.$A$1]+[.A186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867]&gt;=10;[.$A$1]+[.A1867]-10;[.$A$1]+[.A186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868]&gt;=10;[.$A$1]+[.A1868]-10;[.$A$1]+[.A186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69]&gt;=10;[.$A$1]+[.A1869]-10;[.$A$1]+[.A1869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70]&gt;=10;[.$A$1]+[.A1870]-10;[.$A$1]+[.A187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71]&gt;=10;[.$A$1]+[.A1871]-10;[.$A$1]+[.A187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72]&gt;=10;[.$A$1]+[.A1872]-10;[.$A$1]+[.A187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73]&gt;=10;[.$A$1]+[.A1873]-10;[.$A$1]+[.A187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74]&gt;=10;[.$A$1]+[.A1874]-10;[.$A$1]+[.A187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75]&gt;=10;[.$A$1]+[.A1875]-10;[.$A$1]+[.A1875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76]&gt;=10;[.$A$1]+[.A1876]-10;[.$A$1]+[.A1876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77]&gt;=10;[.$A$1]+[.A1877]-10;[.$A$1]+[.A187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878]&gt;=10;[.$A$1]+[.A1878]-10;[.$A$1]+[.A1878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79]&gt;=10;[.$A$1]+[.A1879]-10;[.$A$1]+[.A187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80]&gt;=10;[.$A$1]+[.A1880]-10;[.$A$1]+[.A1880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81]&gt;=10;[.$A$1]+[.A1881]-10;[.$A$1]+[.A188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82]&gt;=10;[.$A$1]+[.A1882]-10;[.$A$1]+[.A188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83]&gt;=10;[.$A$1]+[.A1883]-10;[.$A$1]+[.A1883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884]&gt;=10;[.$A$1]+[.A1884]-10;[.$A$1]+[.A188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85]&gt;=10;[.$A$1]+[.A1885]-10;[.$A$1]+[.A188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86]&gt;=10;[.$A$1]+[.A1886]-10;[.$A$1]+[.A188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87]&gt;=10;[.$A$1]+[.A1887]-10;[.$A$1]+[.A188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88]&gt;=10;[.$A$1]+[.A1888]-10;[.$A$1]+[.A1888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889]&gt;=10;[.$A$1]+[.A1889]-10;[.$A$1]+[.A1889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90]&gt;=10;[.$A$1]+[.A1890]-10;[.$A$1]+[.A189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91]&gt;=10;[.$A$1]+[.A1891]-10;[.$A$1]+[.A1891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892]&gt;=10;[.$A$1]+[.A1892]-10;[.$A$1]+[.A189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893]&gt;=10;[.$A$1]+[.A1893]-10;[.$A$1]+[.A189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94]&gt;=10;[.$A$1]+[.A1894]-10;[.$A$1]+[.A1894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895]&gt;=10;[.$A$1]+[.A1895]-10;[.$A$1]+[.A1895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96]&gt;=10;[.$A$1]+[.A1896]-10;[.$A$1]+[.A1896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897]&gt;=10;[.$A$1]+[.A1897]-10;[.$A$1]+[.A1897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898]&gt;=10;[.$A$1]+[.A1898]-10;[.$A$1]+[.A189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899]&gt;=10;[.$A$1]+[.A1899]-10;[.$A$1]+[.A189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00]&gt;=10;[.$A$1]+[.A1900]-10;[.$A$1]+[.A1900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01]&gt;=10;[.$A$1]+[.A1901]-10;[.$A$1]+[.A190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02]&gt;=10;[.$A$1]+[.A1902]-10;[.$A$1]+[.A1902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03]&gt;=10;[.$A$1]+[.A1903]-10;[.$A$1]+[.A190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04]&gt;=10;[.$A$1]+[.A1904]-10;[.$A$1]+[.A190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05]&gt;=10;[.$A$1]+[.A1905]-10;[.$A$1]+[.A190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06]&gt;=10;[.$A$1]+[.A1906]-10;[.$A$1]+[.A1906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907]&gt;=10;[.$A$1]+[.A1907]-10;[.$A$1]+[.A1907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08]&gt;=10;[.$A$1]+[.A1908]-10;[.$A$1]+[.A1908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09]&gt;=10;[.$A$1]+[.A1909]-10;[.$A$1]+[.A190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10]&gt;=10;[.$A$1]+[.A1910]-10;[.$A$1]+[.A191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11]&gt;=10;[.$A$1]+[.A1911]-10;[.$A$1]+[.A1911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12]&gt;=10;[.$A$1]+[.A1912]-10;[.$A$1]+[.A191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13]&gt;=10;[.$A$1]+[.A1913]-10;[.$A$1]+[.A1913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14]&gt;=10;[.$A$1]+[.A1914]-10;[.$A$1]+[.A191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15]&gt;=10;[.$A$1]+[.A1915]-10;[.$A$1]+[.A191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16]&gt;=10;[.$A$1]+[.A1916]-10;[.$A$1]+[.A1916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17]&gt;=10;[.$A$1]+[.A1917]-10;[.$A$1]+[.A1917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18]&gt;=10;[.$A$1]+[.A1918]-10;[.$A$1]+[.A191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19]&gt;=10;[.$A$1]+[.A1919]-10;[.$A$1]+[.A191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20]&gt;=10;[.$A$1]+[.A1920]-10;[.$A$1]+[.A1920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21]&gt;=10;[.$A$1]+[.A1921]-10;[.$A$1]+[.A192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922]&gt;=10;[.$A$1]+[.A1922]-10;[.$A$1]+[.A1922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23]&gt;=10;[.$A$1]+[.A1923]-10;[.$A$1]+[.A1923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24]&gt;=10;[.$A$1]+[.A1924]-10;[.$A$1]+[.A192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25]&gt;=10;[.$A$1]+[.A1925]-10;[.$A$1]+[.A1925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26]&gt;=10;[.$A$1]+[.A1926]-10;[.$A$1]+[.A1926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927]&gt;=10;[.$A$1]+[.A1927]-10;[.$A$1]+[.A192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28]&gt;=10;[.$A$1]+[.A1928]-10;[.$A$1]+[.A192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29]&gt;=10;[.$A$1]+[.A1929]-10;[.$A$1]+[.A1929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30]&gt;=10;[.$A$1]+[.A1930]-10;[.$A$1]+[.A193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31]&gt;=10;[.$A$1]+[.A1931]-10;[.$A$1]+[.A1931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32]&gt;=10;[.$A$1]+[.A1932]-10;[.$A$1]+[.A193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33]&gt;=10;[.$A$1]+[.A1933]-10;[.$A$1]+[.A1933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34]&gt;=10;[.$A$1]+[.A1934]-10;[.$A$1]+[.A193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35]&gt;=10;[.$A$1]+[.A1935]-10;[.$A$1]+[.A193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936]&gt;=10;[.$A$1]+[.A1936]-10;[.$A$1]+[.A193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37]&gt;=10;[.$A$1]+[.A1937]-10;[.$A$1]+[.A193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38]&gt;=10;[.$A$1]+[.A1938]-10;[.$A$1]+[.A193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39]&gt;=10;[.$A$1]+[.A1939]-10;[.$A$1]+[.A193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40]&gt;=10;[.$A$1]+[.A1940]-10;[.$A$1]+[.A194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41]&gt;=10;[.$A$1]+[.A1941]-10;[.$A$1]+[.A194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42]&gt;=10;[.$A$1]+[.A1942]-10;[.$A$1]+[.A1942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943]&gt;=10;[.$A$1]+[.A1943]-10;[.$A$1]+[.A1943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44]&gt;=10;[.$A$1]+[.A1944]-10;[.$A$1]+[.A1944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45]&gt;=10;[.$A$1]+[.A1945]-10;[.$A$1]+[.A1945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946]&gt;=10;[.$A$1]+[.A1946]-10;[.$A$1]+[.A194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47]&gt;=10;[.$A$1]+[.A1947]-10;[.$A$1]+[.A194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48]&gt;=10;[.$A$1]+[.A1948]-10;[.$A$1]+[.A194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49]&gt;=10;[.$A$1]+[.A1949]-10;[.$A$1]+[.A194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50]&gt;=10;[.$A$1]+[.A1950]-10;[.$A$1]+[.A195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51]&gt;=10;[.$A$1]+[.A1951]-10;[.$A$1]+[.A1951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52]&gt;=10;[.$A$1]+[.A1952]-10;[.$A$1]+[.A1952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53]&gt;=10;[.$A$1]+[.A1953]-10;[.$A$1]+[.A1953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954]&gt;=10;[.$A$1]+[.A1954]-10;[.$A$1]+[.A1954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55]&gt;=10;[.$A$1]+[.A1955]-10;[.$A$1]+[.A1955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56]&gt;=10;[.$A$1]+[.A1956]-10;[.$A$1]+[.A195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57]&gt;=10;[.$A$1]+[.A1957]-10;[.$A$1]+[.A1957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58]&gt;=10;[.$A$1]+[.A1958]-10;[.$A$1]+[.A195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59]&gt;=10;[.$A$1]+[.A1959]-10;[.$A$1]+[.A1959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60]&gt;=10;[.$A$1]+[.A1960]-10;[.$A$1]+[.A1960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61]&gt;=10;[.$A$1]+[.A1961]-10;[.$A$1]+[.A1961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62]&gt;=10;[.$A$1]+[.A1962]-10;[.$A$1]+[.A196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63]&gt;=10;[.$A$1]+[.A1963]-10;[.$A$1]+[.A196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64]&gt;=10;[.$A$1]+[.A1964]-10;[.$A$1]+[.A1964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65]&gt;=10;[.$A$1]+[.A1965]-10;[.$A$1]+[.A1965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66]&gt;=10;[.$A$1]+[.A1966]-10;[.$A$1]+[.A196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67]&gt;=10;[.$A$1]+[.A1967]-10;[.$A$1]+[.A196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68]&gt;=10;[.$A$1]+[.A1968]-10;[.$A$1]+[.A1968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69]&gt;=10;[.$A$1]+[.A1969]-10;[.$A$1]+[.A1969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70]&gt;=10;[.$A$1]+[.A1970]-10;[.$A$1]+[.A1970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71]&gt;=10;[.$A$1]+[.A1971]-10;[.$A$1]+[.A1971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72]&gt;=10;[.$A$1]+[.A1972]-10;[.$A$1]+[.A1972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73]&gt;=10;[.$A$1]+[.A1973]-10;[.$A$1]+[.A197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74]&gt;=10;[.$A$1]+[.A1974]-10;[.$A$1]+[.A1974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IF([.$A$1]+[.A1975]&gt;=10;[.$A$1]+[.A1975]-10;[.$A$1]+[.A1975]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976]&gt;=10;[.$A$1]+[.A1976]-10;[.$A$1]+[.A1976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977]&gt;=10;[.$A$1]+[.A1977]-10;[.$A$1]+[.A1977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78]&gt;=10;[.$A$1]+[.A1978]-10;[.$A$1]+[.A1978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79]&gt;=10;[.$A$1]+[.A1979]-10;[.$A$1]+[.A1979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80]&gt;=10;[.$A$1]+[.A1980]-10;[.$A$1]+[.A1980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81]&gt;=10;[.$A$1]+[.A1981]-10;[.$A$1]+[.A1981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IF([.$A$1]+[.A1982]&gt;=10;[.$A$1]+[.A1982]-10;[.$A$1]+[.A1982]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83]&gt;=10;[.$A$1]+[.A1983]-10;[.$A$1]+[.A1983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84]&gt;=10;[.$A$1]+[.A1984]-10;[.$A$1]+[.A1984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1985]&gt;=10;[.$A$1]+[.A1985]-10;[.$A$1]+[.A1985]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IF([.$A$1]+[.A1986]&gt;=10;[.$A$1]+[.A1986]-10;[.$A$1]+[.A1986]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IF([.$A$1]+[.A1987]&gt;=10;[.$A$1]+[.A1987]-10;[.$A$1]+[.A1987]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88]&gt;=10;[.$A$1]+[.A1988]-10;[.$A$1]+[.A1988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89]&gt;=10;[.$A$1]+[.A1989]-10;[.$A$1]+[.A1989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90]&gt;=10;[.$A$1]+[.A1990]-10;[.$A$1]+[.A1990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IF([.$A$1]+[.A1991]&gt;=10;[.$A$1]+[.A1991]-10;[.$A$1]+[.A1991]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92]&gt;=10;[.$A$1]+[.A1992]-10;[.$A$1]+[.A1992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IF([.$A$1]+[.A1993]&gt;=10;[.$A$1]+[.A1993]-10;[.$A$1]+[.A1993]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94]&gt;=10;[.$A$1]+[.A1994]-10;[.$A$1]+[.A1994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IF([.$A$1]+[.A1995]&gt;=10;[.$A$1]+[.A1995]-10;[.$A$1]+[.A1995]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96]&gt;=10;[.$A$1]+[.A1996]-10;[.$A$1]+[.A1996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IF([.$A$1]+[.A1997]&gt;=10;[.$A$1]+[.A1997]-10;[.$A$1]+[.A1997]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98]&gt;=10;[.$A$1]+[.A1998]-10;[.$A$1]+[.A1998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IF([.$A$1]+[.A1999]&gt;=10;[.$A$1]+[.A1999]-10;[.$A$1]+[.A1999]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IF([.$A$1]+[.A2000]&gt;=10;[.$A$1]+[.A2000]-10;[.$A$1]+[.A200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.00.0000</text:date>, <text:time style:data-style-name="N2" text:time-value="20:15:34.63034051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08:45:16.302682217</meta:creation-date>
    <dc:date>2023-03-30T20:17:54.206874308</dc:date>
    <meta:editing-duration>PT4M51S</meta:editing-duration>
    <meta:editing-cycles>2</meta:editing-cycles>
    <meta:generator>LibreOffice/6.4.7.2$Linux_X86_64 LibreOffice_project/40$Build-2</meta:generator>
    <meta:document-statistic meta:table-count="1" meta:cell-count="4000" meta:object-count="0"/>
  </office:meta>
</office:document-meta>
</file>